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93.18pt" svg:y="33.14pt">
            <loext:p draw:notify-on-update-of-ranges="Sheet1.C3:Sheet1.C102 Sheet1.D3:Sheet1.D102 Sheet1.E3:Sheet1.E102 Sheet1.F3:Sheet1.F102 Sheet1.G3:Sheet1.G102 Sheet1.H3:Sheet1.H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.723836" calcext:value-type="float">
            <text:p>15.723836</text:p>
          </table:table-cell>
          <table:table-cell office:value-type="float" office:value="-15.723836" calcext:value-type="float">
            <text:p>-15.723836</text:p>
          </table:table-cell>
          <table:table-cell office:value-type="float" office:value="-0" calcext:value-type="float">
            <text:p>0</text:p>
          </table:table-cell>
          <table:table-cell office:value-type="float" office:value="11.861917" calcext:value-type="float">
            <text:p>11.861917</text:p>
          </table:table-cell>
          <table:table-cell office:value-type="float" office:value="-11.861917" calcext:value-type="float">
            <text:p>-11.86191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.181863" calcext:value-type="float">
            <text:p>15.181863</text:p>
          </table:table-cell>
          <table:table-cell office:value-type="float" office:value="-7.181863" calcext:value-type="float">
            <text:p>-7.181863</text:p>
          </table:table-cell>
          <table:table-cell office:value-type="float" office:value="-8" calcext:value-type="float">
            <text:p>-8</text:p>
          </table:table-cell>
          <table:table-cell office:value-type="float" office:value="12.968566" calcext:value-type="float">
            <text:p>12.968566</text:p>
          </table:table-cell>
          <table:table-cell office:value-type="float" office:value="-10.301899" calcext:value-type="float">
            <text:p>-10.301899</text:p>
          </table:table-cell>
          <table:table-cell office:value-type="float" office:value="-2.666667" calcext:value-type="float">
            <text:p>-2.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658251" calcext:value-type="float">
            <text:p>22.658251</text:p>
          </table:table-cell>
          <table:table-cell office:value-type="float" office:value="-6.934165" calcext:value-type="float">
            <text:p>-6.934165</text:p>
          </table:table-cell>
          <table:table-cell office:value-type="float" office:value="-15.724085" calcext:value-type="float">
            <text:p>-15.724085</text:p>
          </table:table-cell>
          <table:table-cell office:value-type="float" office:value="15.390987" calcext:value-type="float">
            <text:p>15.390987</text:p>
          </table:table-cell>
          <table:table-cell office:value-type="float" office:value="-9.459966" calcext:value-type="float">
            <text:p>-9.459966</text:p>
          </table:table-cell>
          <table:table-cell office:value-type="float" office:value="-5.931021" calcext:value-type="float">
            <text:p>-5.9310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.878273" calcext:value-type="float">
            <text:p>29.878273</text:p>
          </table:table-cell>
          <table:table-cell office:value-type="float" office:value="-14.695467" calcext:value-type="float">
            <text:p>-14.695467</text:p>
          </table:table-cell>
          <table:table-cell office:value-type="float" office:value="-15.182804" calcext:value-type="float">
            <text:p>-15.182804</text:p>
          </table:table-cell>
          <table:table-cell office:value-type="float" office:value="18.288445" calcext:value-type="float">
            <text:p>18.288445</text:p>
          </table:table-cell>
          <table:table-cell office:value-type="float" office:value="-10.507066" calcext:value-type="float">
            <text:p>-10.507066</text:p>
          </table:table-cell>
          <table:table-cell office:value-type="float" office:value="-7.781378" calcext:value-type="float">
            <text:p>-7.7813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.852001" calcext:value-type="float">
            <text:p>36.852001</text:p>
          </table:table-cell>
          <table:table-cell office:value-type="float" office:value="-14.190701" calcext:value-type="float">
            <text:p>-14.190701</text:p>
          </table:table-cell>
          <table:table-cell office:value-type="float" office:value="-22.661297" calcext:value-type="float">
            <text:p>-22.661297</text:p>
          </table:table-cell>
          <table:table-cell office:value-type="float" office:value="21.38237" calcext:value-type="float">
            <text:p>21.38237</text:p>
          </table:table-cell>
          <table:table-cell office:value-type="float" office:value="-11.121005" calcext:value-type="float">
            <text:p>-11.121005</text:p>
          </table:table-cell>
          <table:table-cell office:value-type="float" office:value="-10.261365" calcext:value-type="float">
            <text:p>-10.26136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.589993" calcext:value-type="float">
            <text:p>43.589993</text:p>
          </table:table-cell>
          <table:table-cell office:value-type="float" office:value="-21.704742" calcext:value-type="float">
            <text:p>-21.704742</text:p>
          </table:table-cell>
          <table:table-cell office:value-type="float" office:value="-21.885246" calcext:value-type="float">
            <text:p>-21.885246</text:p>
          </table:table-cell>
          <table:table-cell office:value-type="float" office:value="24.554888" calcext:value-type="float">
            <text:p>24.554888</text:p>
          </table:table-cell>
          <table:table-cell office:value-type="float" office:value="-12.632967" calcext:value-type="float">
            <text:p>-12.632967</text:p>
          </table:table-cell>
          <table:table-cell office:value-type="float" office:value="-11.921919" calcext:value-type="float">
            <text:p>-11.9219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.101974" calcext:value-type="float">
            <text:p>50.101974</text:p>
          </table:table-cell>
          <table:table-cell office:value-type="float" office:value="-20.963814" calcext:value-type="float">
            <text:p>-20.963814</text:p>
          </table:table-cell>
          <table:table-cell office:value-type="float" office:value="-29.138155" calcext:value-type="float">
            <text:p>-29.138155</text:p>
          </table:table-cell>
          <table:table-cell office:value-type="float" office:value="27.748274" calcext:value-type="float">
            <text:p>27.748274</text:p>
          </table:table-cell>
          <table:table-cell office:value-type="float" office:value="-13.674323" calcext:value-type="float">
            <text:p>-13.674323</text:p>
          </table:table-cell>
          <table:table-cell office:value-type="float" office:value="-14.073948" calcext:value-type="float">
            <text:p>-14.0739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.398232" calcext:value-type="float">
            <text:p>48.398232</text:p>
          </table:table-cell>
          <table:table-cell office:value-type="float" office:value="-12.250955" calcext:value-type="float">
            <text:p>-12.250955</text:p>
          </table:table-cell>
          <table:table-cell office:value-type="float" office:value="-36.14727" calcext:value-type="float">
            <text:p>-36.14727</text:p>
          </table:table-cell>
          <table:table-cell office:value-type="float" office:value="30.042714" calcext:value-type="float">
            <text:p>30.042714</text:p>
          </table:table-cell>
          <table:table-cell office:value-type="float" office:value="-13.516171" calcext:value-type="float">
            <text:p>-13.516171</text:p>
          </table:table-cell>
          <table:table-cell office:value-type="float" office:value="-16.52654" calcext:value-type="float">
            <text:p>-16.526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752392" calcext:value-type="float">
            <text:p>46.752392</text:p>
          </table:table-cell>
          <table:table-cell office:value-type="float" office:value="-3.834395" calcext:value-type="float">
            <text:p>-3.834395</text:p>
          </table:table-cell>
          <table:table-cell office:value-type="float" office:value="-42.917988" calcext:value-type="float">
            <text:p>-42.917988</text:p>
          </table:table-cell>
          <table:table-cell office:value-type="float" office:value="31.713681" calcext:value-type="float">
            <text:p>31.713681</text:p>
          </table:table-cell>
          <table:table-cell office:value-type="float" office:value="-12.547993" calcext:value-type="float">
            <text:p>-12.547993</text:p>
          </table:table-cell>
          <table:table-cell office:value-type="float" office:value="-19.165685" calcext:value-type="float">
            <text:p>-19.1656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.164032" calcext:value-type="float">
            <text:p>53.164032</text:p>
          </table:table-cell>
          <table:table-cell office:value-type="float" office:value="-3.704153" calcext:value-type="float">
            <text:p>-3.704153</text:p>
          </table:table-cell>
          <table:table-cell office:value-type="float" office:value="-49.459869" calcext:value-type="float">
            <text:p>-49.459869</text:p>
          </table:table-cell>
          <table:table-cell office:value-type="float" office:value="33.663713" calcext:value-type="float">
            <text:p>33.663713</text:p>
          </table:table-cell>
          <table:table-cell office:value-type="float" office:value="-11.744007" calcext:value-type="float">
            <text:p>-11.744007</text:p>
          </table:table-cell>
          <table:table-cell office:value-type="float" office:value="-21.919701" calcext:value-type="float">
            <text:p>-21.9197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.366798" calcext:value-type="float">
            <text:p>59.366798</text:p>
          </table:table-cell>
          <table:table-cell office:value-type="float" office:value="-11.578976" calcext:value-type="float">
            <text:p>-11.578976</text:p>
          </table:table-cell>
          <table:table-cell office:value-type="float" office:value="-47.787811" calcext:value-type="float">
            <text:p>-47.787811</text:p>
          </table:table-cell>
          <table:table-cell office:value-type="float" office:value="35.805636" calcext:value-type="float">
            <text:p>35.805636</text:p>
          </table:table-cell>
          <table:table-cell office:value-type="float" office:value="-11.730255" calcext:value-type="float">
            <text:p>-11.730255</text:p>
          </table:table-cell>
          <table:table-cell office:value-type="float" office:value="-24.075378" calcext:value-type="float">
            <text:p>-24.0753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.365189" calcext:value-type="float">
            <text:p>65.365189</text:p>
          </table:table-cell>
          <table:table-cell office:value-type="float" office:value="-11.188716" calcext:value-type="float">
            <text:p>-11.188716</text:p>
          </table:table-cell>
          <table:table-cell office:value-type="float" office:value="-54.176464" calcext:value-type="float">
            <text:p>-54.176464</text:p>
          </table:table-cell>
          <table:table-cell office:value-type="float" office:value="38.079449" calcext:value-type="float">
            <text:p>38.079449</text:p>
          </table:table-cell>
          <table:table-cell office:value-type="float" office:value="-11.688599" calcext:value-type="float">
            <text:p>-11.688599</text:p>
          </table:table-cell>
          <table:table-cell office:value-type="float" office:value="-26.390846" calcext:value-type="float">
            <text:p>-26.39084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1.173401" calcext:value-type="float">
            <text:p>71.173401</text:p>
          </table:table-cell>
          <table:table-cell office:value-type="float" office:value="-10.813753" calcext:value-type="float">
            <text:p>-10.813753</text:p>
          </table:table-cell>
          <table:table-cell office:value-type="float" office:value="-60.359642" calcext:value-type="float">
            <text:p>-60.359642</text:p>
          </table:table-cell>
          <table:table-cell office:value-type="float" office:value="40.443303" calcext:value-type="float">
            <text:p>40.443303</text:p>
          </table:table-cell>
          <table:table-cell office:value-type="float" office:value="-11.62611" calcext:value-type="float">
            <text:p>-11.62611</text:p>
          </table:table-cell>
          <table:table-cell office:value-type="float" office:value="-28.817189" calcext:value-type="float">
            <text:p>-28.81718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6.800728" calcext:value-type="float">
            <text:p>76.800728</text:p>
          </table:table-cell>
          <table:table-cell office:value-type="float" office:value="-10.453563" calcext:value-type="float">
            <text:p>-10.453563</text:p>
          </table:table-cell>
          <table:table-cell office:value-type="float" office:value="-66.347153" calcext:value-type="float">
            <text:p>-66.347153</text:p>
          </table:table-cell>
          <table:table-cell office:value-type="float" office:value="42.867131" calcext:value-type="float">
            <text:p>42.867131</text:p>
          </table:table-cell>
          <table:table-cell office:value-type="float" office:value="-11.54794" calcext:value-type="float">
            <text:p>-11.54794</text:p>
          </table:table-cell>
          <table:table-cell office:value-type="float" office:value="-31.319185" calcext:value-type="float">
            <text:p>-31.31918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2.256058" calcext:value-type="float">
            <text:p>82.256058</text:p>
          </table:table-cell>
          <table:table-cell office:value-type="float" office:value="-10.107615" calcext:value-type="float">
            <text:p>-10.107615</text:p>
          </table:table-cell>
          <table:table-cell office:value-type="float" office:value="-72.14843" calcext:value-type="float">
            <text:p>-72.14843</text:p>
          </table:table-cell>
          <table:table-cell office:value-type="float" office:value="45.328938" calcext:value-type="float">
            <text:p>45.328938</text:p>
          </table:table-cell>
          <table:table-cell office:value-type="float" office:value="-11.45792" calcext:value-type="float">
            <text:p>-11.45792</text:p>
          </table:table-cell>
          <table:table-cell office:value-type="float" office:value="-33.871014" calcext:value-type="float">
            <text:p>-33.87101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9.547867" calcext:value-type="float">
            <text:p>79.547867</text:p>
          </table:table-cell>
          <table:table-cell office:value-type="float" office:value="-1.775375" calcext:value-type="float">
            <text:p>-1.775375</text:p>
          </table:table-cell>
          <table:table-cell office:value-type="float" office:value="-77.772476" calcext:value-type="float">
            <text:p>-77.772476</text:p>
          </table:table-cell>
          <table:table-cell office:value-type="float" office:value="47.341815" calcext:value-type="float">
            <text:p>47.341815</text:p>
          </table:table-cell>
          <table:table-cell office:value-type="float" office:value="-10.888359" calcext:value-type="float">
            <text:p>-10.888359</text:p>
          </table:table-cell>
          <table:table-cell office:value-type="float" office:value="-36.453452" calcext:value-type="float">
            <text:p>-36.45345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4.931526" calcext:value-type="float">
            <text:p>84.931526</text:p>
          </table:table-cell>
          <table:table-cell office:value-type="float" office:value="-9.717095" calcext:value-type="float">
            <text:p>-9.717095</text:p>
          </table:table-cell>
          <table:table-cell office:value-type="float" office:value="-75.214417" calcext:value-type="float">
            <text:p>-75.214417</text:p>
          </table:table-cell>
          <table:table-cell office:value-type="float" office:value="49.430132" calcext:value-type="float">
            <text:p>49.430132</text:p>
          </table:table-cell>
          <table:table-cell office:value-type="float" office:value="-10.823289" calcext:value-type="float">
            <text:p>-10.823289</text:p>
          </table:table-cell>
          <table:table-cell office:value-type="float" office:value="-38.606839" calcext:value-type="float">
            <text:p>-38.60683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0.14463" calcext:value-type="float">
            <text:p>90.14463</text:p>
          </table:table-cell>
          <table:table-cell office:value-type="float" office:value="-9.39885" calcext:value-type="float">
            <text:p>-9.39885</text:p>
          </table:table-cell>
          <table:table-cell office:value-type="float" office:value="-80.745766" calcext:value-type="float">
            <text:p>-80.745766</text:p>
          </table:table-cell>
          <table:table-cell office:value-type="float" office:value="51.573001" calcext:value-type="float">
            <text:p>51.573001</text:p>
          </table:table-cell>
          <table:table-cell office:value-type="float" office:value="-10.748318" calcext:value-type="float">
            <text:p>-10.748318</text:p>
          </table:table-cell>
          <table:table-cell office:value-type="float" office:value="-40.824678" calcext:value-type="float">
            <text:p>-40.82467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5.206184" calcext:value-type="float">
            <text:p>95.206184</text:p>
          </table:table-cell>
          <table:table-cell office:value-type="float" office:value="-17.093233" calcext:value-type="float">
            <text:p>-17.093233</text:p>
          </table:table-cell>
          <table:table-cell office:value-type="float" office:value="-78.112938" calcext:value-type="float">
            <text:p>-78.112938</text:p>
          </table:table-cell>
          <table:table-cell office:value-type="float" office:value="53.754663" calcext:value-type="float">
            <text:p>53.754663</text:p>
          </table:table-cell>
          <table:table-cell office:value-type="float" office:value="-11.065564" calcext:value-type="float">
            <text:p>-11.065564</text:p>
          </table:table-cell>
          <table:table-cell office:value-type="float" office:value="-42.68909" calcext:value-type="float">
            <text:p>-42.6890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.111649" calcext:value-type="float">
            <text:p>100.111649</text:p>
          </table:table-cell>
          <table:table-cell office:value-type="float" office:value="-24.538937" calcext:value-type="float">
            <text:p>-24.538937</text:p>
          </table:table-cell>
          <table:table-cell office:value-type="float" office:value="-75.572701" calcext:value-type="float">
            <text:p>-75.572701</text:p>
          </table:table-cell>
          <table:table-cell office:value-type="float" office:value="55.962141" calcext:value-type="float">
            <text:p>55.962141</text:p>
          </table:table-cell>
          <table:table-cell office:value-type="float" office:value="-11.707153" calcext:value-type="float">
            <text:p>-11.707153</text:p>
          </table:table-cell>
          <table:table-cell office:value-type="float" office:value="-44.254976" calcext:value-type="float">
            <text:p>-44.2549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4.868889" calcext:value-type="float">
            <text:p>104.868889</text:p>
          </table:table-cell>
          <table:table-cell office:value-type="float" office:value="-23.745762" calcext:value-type="float">
            <text:p>-23.745762</text:p>
          </table:table-cell>
          <table:table-cell office:value-type="float" office:value="-81.123116" calcext:value-type="float">
            <text:p>-81.123116</text:p>
          </table:table-cell>
          <table:table-cell office:value-type="float" office:value="58.185175" calcext:value-type="float">
            <text:p>58.185175</text:p>
          </table:table-cell>
          <table:table-cell office:value-type="float" office:value="-12.254363" calcext:value-type="float">
            <text:p>-12.254363</text:p>
          </table:table-cell>
          <table:table-cell office:value-type="float" office:value="-45.9308" calcext:value-type="float">
            <text:p>-45.930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9.494507" calcext:value-type="float">
            <text:p>109.494507</text:p>
          </table:table-cell>
          <table:table-cell office:value-type="float" office:value="-22.983797" calcext:value-type="float">
            <text:p>-22.983797</text:p>
          </table:table-cell>
          <table:table-cell office:value-type="float" office:value="-86.510704" calcext:value-type="float">
            <text:p>-86.510704</text:p>
          </table:table-cell>
          <table:table-cell office:value-type="float" office:value="60.416016" calcext:value-type="float">
            <text:p>60.416016</text:p>
          </table:table-cell>
          <table:table-cell office:value-type="float" office:value="-12.72086" calcext:value-type="float">
            <text:p>-12.72086</text:p>
          </table:table-cell>
          <table:table-cell office:value-type="float" office:value="-47.695143" calcext:value-type="float">
            <text:p>-47.69514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5.994957" calcext:value-type="float">
            <text:p>105.994957</text:p>
          </table:table-cell>
          <table:table-cell office:value-type="float" office:value="-30.25178" calcext:value-type="float">
            <text:p>-30.25178</text:p>
          </table:table-cell>
          <table:table-cell office:value-type="float" office:value="-75.743172" calcext:value-type="float">
            <text:p>-75.743172</text:p>
          </table:table-cell>
          <table:table-cell office:value-type="float" office:value="62.31514" calcext:value-type="float">
            <text:p>62.31514</text:p>
          </table:table-cell>
          <table:table-cell office:value-type="float" office:value="-13.451314" calcext:value-type="float">
            <text:p>-13.451314</text:p>
          </table:table-cell>
          <table:table-cell office:value-type="float" office:value="-48.86381" calcext:value-type="float">
            <text:p>-48.863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0.581802" calcext:value-type="float">
            <text:p>110.581802</text:p>
          </table:table-cell>
          <table:table-cell office:value-type="float" office:value="-29.279697" calcext:value-type="float">
            <text:p>-29.279697</text:p>
          </table:table-cell>
          <table:table-cell office:value-type="float" office:value="-81.302094" calcext:value-type="float">
            <text:p>-81.302094</text:p>
          </table:table-cell>
          <table:table-cell office:value-type="float" office:value="64.245806" calcext:value-type="float">
            <text:p>64.245806</text:p>
          </table:table-cell>
          <table:table-cell office:value-type="float" office:value="-14.084449" calcext:value-type="float">
            <text:p>-14.084449</text:p>
          </table:table-cell>
          <table:table-cell office:value-type="float" office:value="-50.161343" calcext:value-type="float">
            <text:p>-50.16134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5.04435" calcext:value-type="float">
            <text:p>115.04435</text:p>
          </table:table-cell>
          <table:table-cell office:value-type="float" office:value="-36.345665" calcext:value-type="float">
            <text:p>-36.345665</text:p>
          </table:table-cell>
          <table:table-cell office:value-type="float" office:value="-78.698669" calcext:value-type="float">
            <text:p>-78.698669</text:p>
          </table:table-cell>
          <table:table-cell office:value-type="float" office:value="66.199594" calcext:value-type="float">
            <text:p>66.199594</text:p>
          </table:table-cell>
          <table:table-cell office:value-type="float" office:value="-14.94065" calcext:value-type="float">
            <text:p>-14.94065</text:p>
          </table:table-cell>
          <table:table-cell office:value-type="float" office:value="-51.25893" calcext:value-type="float">
            <text:p>-51.258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9.379044" calcext:value-type="float">
            <text:p>119.379044</text:p>
          </table:table-cell>
          <table:table-cell office:value-type="float" office:value="-35.190456" calcext:value-type="float">
            <text:p>-35.190456</text:p>
          </table:table-cell>
          <table:table-cell office:value-type="float" office:value="-84.188576" calcext:value-type="float">
            <text:p>-84.188576</text:p>
          </table:table-cell>
          <table:table-cell office:value-type="float" office:value="68.169203" calcext:value-type="float">
            <text:p>68.169203</text:p>
          </table:table-cell>
          <table:table-cell office:value-type="float" office:value="-15.690643" calcext:value-type="float">
            <text:p>-15.690643</text:p>
          </table:table-cell>
          <table:table-cell office:value-type="float" office:value="-52.478547" calcext:value-type="float">
            <text:p>-52.47854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.600494" calcext:value-type="float">
            <text:p>123.600494</text:p>
          </table:table-cell>
          <table:table-cell office:value-type="float" office:value="-34.080109" calcext:value-type="float">
            <text:p>-34.080109</text:p>
          </table:table-cell>
          <table:table-cell office:value-type="float" office:value="-89.52037" calcext:value-type="float">
            <text:p>-89.52037</text:p>
          </table:table-cell>
          <table:table-cell office:value-type="float" office:value="70.148891" calcext:value-type="float">
            <text:p>70.148891</text:p>
          </table:table-cell>
          <table:table-cell office:value-type="float" office:value="-16.34741" calcext:value-type="float">
            <text:p>-16.34741</text:p>
          </table:table-cell>
          <table:table-cell office:value-type="float" office:value="-53.80147" calcext:value-type="float">
            <text:p>-53.801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9.714195" calcext:value-type="float">
            <text:p>119.714195</text:p>
          </table:table-cell>
          <table:table-cell office:value-type="float" office:value="-25.012819" calcext:value-type="float">
            <text:p>-25.012819</text:p>
          </table:table-cell>
          <table:table-cell office:value-type="float" office:value="-94.701355" calcext:value-type="float">
            <text:p>-94.701355</text:p>
          </table:table-cell>
          <table:table-cell office:value-type="float" office:value="71.858036" calcext:value-type="float">
            <text:p>71.858036</text:p>
          </table:table-cell>
          <table:table-cell office:value-type="float" office:value="-16.646217" calcext:value-type="float">
            <text:p>-16.646217</text:p>
          </table:table-cell>
          <table:table-cell office:value-type="float" office:value="-55.211813" calcext:value-type="float">
            <text:p>-55.2118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3.941559" calcext:value-type="float">
            <text:p>123.941559</text:p>
          </table:table-cell>
          <table:table-cell office:value-type="float" office:value="-32.228443" calcext:value-type="float">
            <text:p>-32.228443</text:p>
          </table:table-cell>
          <table:table-cell office:value-type="float" office:value="-91.713097" calcext:value-type="float">
            <text:p>-91.713097</text:p>
          </table:table-cell>
          <table:table-cell office:value-type="float" office:value="73.594157" calcext:value-type="float">
            <text:p>73.594157</text:p>
          </table:table-cell>
          <table:table-cell office:value-type="float" office:value="-17.165625" calcext:value-type="float">
            <text:p>-17.165625</text:p>
          </table:table-cell>
          <table:table-cell office:value-type="float" office:value="-56.428524" calcext:value-type="float">
            <text:p>-56.42852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8.049164" calcext:value-type="float">
            <text:p>128.049164</text:p>
          </table:table-cell>
          <table:table-cell office:value-type="float" office:value="-31.220741" calcext:value-type="float">
            <text:p>-31.220741</text:p>
          </table:table-cell>
          <table:table-cell office:value-type="float" office:value="-96.8284" calcext:value-type="float">
            <text:p>-96.8284</text:p>
          </table:table-cell>
          <table:table-cell office:value-type="float" office:value="75.350767" calcext:value-type="float">
            <text:p>75.350767</text:p>
          </table:table-cell>
          <table:table-cell office:value-type="float" office:value="-17.619017" calcext:value-type="float">
            <text:p>-17.619017</text:p>
          </table:table-cell>
          <table:table-cell office:value-type="float" office:value="-57.731745" calcext:value-type="float">
            <text:p>-57.73174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2.054733" calcext:value-type="float">
            <text:p>132.054733</text:p>
          </table:table-cell>
          <table:table-cell office:value-type="float" office:value="-30.252058" calcext:value-type="float">
            <text:p>-30.252058</text:p>
          </table:table-cell>
          <table:table-cell office:value-type="float" office:value="-101.80265" calcext:value-type="float">
            <text:p>-101.80265</text:p>
          </table:table-cell>
          <table:table-cell office:value-type="float" office:value="77.122765" calcext:value-type="float">
            <text:p>77.122765</text:p>
          </table:table-cell>
          <table:table-cell office:value-type="float" office:value="-18.0138" calcext:value-type="float">
            <text:p>-18.0138</text:p>
          </table:table-cell>
          <table:table-cell office:value-type="float" office:value="-59.108959" calcext:value-type="float">
            <text:p>-59.10895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7.963089" calcext:value-type="float">
            <text:p>127.963089</text:p>
          </table:table-cell>
          <table:table-cell office:value-type="float" office:value="-21.320766" calcext:value-type="float">
            <text:p>-21.320766</text:p>
          </table:table-cell>
          <table:table-cell office:value-type="float" office:value="-106.642296" calcext:value-type="float">
            <text:p>-106.642296</text:p>
          </table:table-cell>
          <table:table-cell office:value-type="float" office:value="78.663382" calcext:value-type="float">
            <text:p>78.663382</text:p>
          </table:table-cell>
          <table:table-cell office:value-type="float" office:value="-18.11401" calcext:value-type="float">
            <text:p>-18.11401</text:p>
          </table:table-cell>
          <table:table-cell office:value-type="float" office:value="-60.549364" calcext:value-type="float">
            <text:p>-60.54936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1.989212" calcext:value-type="float">
            <text:p>131.989212</text:p>
          </table:table-cell>
          <table:table-cell office:value-type="float" office:value="-20.663591" calcext:value-type="float">
            <text:p>-20.663591</text:p>
          </table:table-cell>
          <table:table-cell office:value-type="float" office:value="-111.325592" calcext:value-type="float">
            <text:p>-111.325592</text:p>
          </table:table-cell>
          <table:table-cell office:value-type="float" office:value="80.23179" calcext:value-type="float">
            <text:p>80.23179</text:p>
          </table:table-cell>
          <table:table-cell office:value-type="float" office:value="-18.188997" calcext:value-type="float">
            <text:p>-18.188997</text:p>
          </table:table-cell>
          <table:table-cell office:value-type="float" office:value="-62.042782" calcext:value-type="float">
            <text:p>-62.04278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5.918457" calcext:value-type="float">
            <text:p>135.918457</text:p>
          </table:table-cell>
          <table:table-cell office:value-type="float" office:value="-20.031824" calcext:value-type="float">
            <text:p>-20.031824</text:p>
          </table:table-cell>
          <table:table-cell office:value-type="float" office:value="-115.886597" calcext:value-type="float">
            <text:p>-115.886597</text:p>
          </table:table-cell>
          <table:table-cell office:value-type="float" office:value="81.822838" calcext:value-type="float">
            <text:p>81.822838</text:p>
          </table:table-cell>
          <table:table-cell office:value-type="float" office:value="-18.241649" calcext:value-type="float">
            <text:p>-18.241649</text:p>
          </table:table-cell>
          <table:table-cell office:value-type="float" office:value="-63.58118" calcext:value-type="float">
            <text:p>-63.581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3.755226" calcext:value-type="float">
            <text:p>123.755226</text:p>
          </table:table-cell>
          <table:table-cell office:value-type="float" office:value="-19.42437" calcext:value-type="float">
            <text:p>-19.42437</text:p>
          </table:table-cell>
          <table:table-cell office:value-type="float" office:value="-104.330818" calcext:value-type="float">
            <text:p>-104.330818</text:p>
          </table:table-cell>
          <table:table-cell office:value-type="float" office:value="82.987623" calcext:value-type="float">
            <text:p>82.987623</text:p>
          </table:table-cell>
          <table:table-cell office:value-type="float" office:value="-18.274502" calcext:value-type="float">
            <text:p>-18.274502</text:p>
          </table:table-cell>
          <table:table-cell office:value-type="float" office:value="-64.713114" calcext:value-type="float">
            <text:p>-64.71311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7.890121" calcext:value-type="float">
            <text:p>127.890121</text:p>
          </table:table-cell>
          <table:table-cell office:value-type="float" office:value="-18.821854" calcext:value-type="float">
            <text:p>-18.821854</text:p>
          </table:table-cell>
          <table:table-cell office:value-type="float" office:value="-109.06823" calcext:value-type="float">
            <text:p>-109.06823</text:p>
          </table:table-cell>
          <table:table-cell office:value-type="float" office:value="84.201205" calcext:value-type="float">
            <text:p>84.201205</text:p>
          </table:table-cell>
          <table:table-cell office:value-type="float" office:value="-18.289295" calcext:value-type="float">
            <text:p>-18.289295</text:p>
          </table:table-cell>
          <table:table-cell office:value-type="float" office:value="-65.911898" calcext:value-type="float">
            <text:p>-65.91189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1.923431" calcext:value-type="float">
            <text:p>131.923431</text:p>
          </table:table-cell>
          <table:table-cell office:value-type="float" office:value="-26.242733" calcext:value-type="float">
            <text:p>-26.242733</text:p>
          </table:table-cell>
          <table:table-cell office:value-type="float" office:value="-105.680656" calcext:value-type="float">
            <text:p>-105.680656</text:p>
          </table:table-cell>
          <table:table-cell office:value-type="float" office:value="85.457051" calcext:value-type="float">
            <text:p>85.457051</text:p>
          </table:table-cell>
          <table:table-cell office:value-type="float" office:value="-18.498596" calcext:value-type="float">
            <text:p>-18.498596</text:p>
          </table:table-cell>
          <table:table-cell office:value-type="float" office:value="-66.958445" calcext:value-type="float">
            <text:p>-66.95844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7.842506" calcext:value-type="float">
            <text:p>127.842506</text:p>
          </table:table-cell>
          <table:table-cell office:value-type="float" office:value="-17.436901" calcext:value-type="float">
            <text:p>-17.436901</text:p>
          </table:table-cell>
          <table:table-cell office:value-type="float" office:value="-110.405563" calcext:value-type="float">
            <text:p>-110.405563</text:p>
          </table:table-cell>
          <table:table-cell office:value-type="float" office:value="86.543858" calcext:value-type="float">
            <text:p>86.543858</text:p>
          </table:table-cell>
          <table:table-cell office:value-type="float" office:value="-18.471373" calcext:value-type="float">
            <text:p>-18.471373</text:p>
          </table:table-cell>
          <table:table-cell office:value-type="float" office:value="-68.072472" calcext:value-type="float">
            <text:p>-68.07247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3.880096" calcext:value-type="float">
            <text:p>123.880096</text:p>
          </table:table-cell>
          <table:table-cell office:value-type="float" office:value="-8.900932" calcext:value-type="float">
            <text:p>-8.900932</text:p>
          </table:table-cell>
          <table:table-cell office:value-type="float" office:value="-114.979118" calcext:value-type="float">
            <text:p>-114.979118</text:p>
          </table:table-cell>
          <table:table-cell office:value-type="float" office:value="87.477264" calcext:value-type="float">
            <text:p>87.477264</text:p>
          </table:table-cell>
          <table:table-cell office:value-type="float" office:value="-18.232112" calcext:value-type="float">
            <text:p>-18.232112</text:p>
          </table:table-cell>
          <table:table-cell office:value-type="float" office:value="-69.245135" calcext:value-type="float">
            <text:p>-69.24513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8.03624" calcext:value-type="float">
            <text:p>128.03624</text:p>
          </table:table-cell>
          <table:table-cell office:value-type="float" office:value="-8.62724" calcext:value-type="float">
            <text:p>-8.62724</text:p>
          </table:table-cell>
          <table:table-cell office:value-type="float" office:value="-119.408958" calcext:value-type="float">
            <text:p>-119.408958</text:p>
          </table:table-cell>
          <table:table-cell office:value-type="float" office:value="88.466505" calcext:value-type="float">
            <text:p>88.466505</text:p>
          </table:table-cell>
          <table:table-cell office:value-type="float" office:value="-17.997847" calcext:value-type="float">
            <text:p>-17.997847</text:p>
          </table:table-cell>
          <table:table-cell office:value-type="float" office:value="-70.468643" calcext:value-type="float">
            <text:p>-70.4686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2.091034" calcext:value-type="float">
            <text:p>132.091034</text:p>
          </table:table-cell>
          <table:table-cell office:value-type="float" office:value="-16.364151" calcext:value-type="float">
            <text:p>-16.364151</text:p>
          </table:table-cell>
          <table:table-cell office:value-type="float" office:value="-115.726845" calcext:value-type="float">
            <text:p>-115.726845</text:p>
          </table:table-cell>
          <table:table-cell office:value-type="float" office:value="89.505185" calcext:value-type="float">
            <text:p>89.505185</text:p>
          </table:table-cell>
          <table:table-cell office:value-type="float" office:value="-17.958949" calcext:value-type="float">
            <text:p>-17.958949</text:p>
          </table:table-cell>
          <table:table-cell office:value-type="float" office:value="-71.546218" calcext:value-type="float">
            <text:p>-71.54621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6.027908" calcext:value-type="float">
            <text:p>136.027908</text:p>
          </table:table-cell>
          <table:table-cell office:value-type="float" office:value="-15.865696" calcext:value-type="float">
            <text:p>-15.865696</text:p>
          </table:table-cell>
          <table:table-cell office:value-type="float" office:value="-120.162178" calcext:value-type="float">
            <text:p>-120.162178</text:p>
          </table:table-cell>
          <table:table-cell office:value-type="float" office:value="90.587107" calcext:value-type="float">
            <text:p>90.587107</text:p>
          </table:table-cell>
          <table:table-cell office:value-type="float" office:value="-17.91027" calcext:value-type="float">
            <text:p>-17.91027</text:p>
          </table:table-cell>
          <table:table-cell office:value-type="float" office:value="-72.67682" calcext:value-type="float">
            <text:p>-72.6768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1.872452" calcext:value-type="float">
            <text:p>131.872452</text:p>
          </table:table-cell>
          <table:table-cell office:value-type="float" office:value="-7.386406" calcext:value-type="float">
            <text:p>-7.386406</text:p>
          </table:table-cell>
          <table:table-cell office:value-type="float" office:value="-124.486008" calcext:value-type="float">
            <text:p>-124.486008</text:p>
          </table:table-cell>
          <table:table-cell office:value-type="float" office:value="91.525413" calcext:value-type="float">
            <text:p>91.525413</text:p>
          </table:table-cell>
          <table:table-cell office:value-type="float" office:value="-17.671091" calcext:value-type="float">
            <text:p>-17.671091</text:p>
          </table:table-cell>
          <table:table-cell office:value-type="float" office:value="-73.854304" calcext:value-type="float">
            <text:p>-73.85430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5.838455" calcext:value-type="float">
            <text:p>135.838455</text:p>
          </table:table-cell>
          <table:table-cell office:value-type="float" office:value="-7.163136" calcext:value-type="float">
            <text:p>-7.163136</text:p>
          </table:table-cell>
          <table:table-cell office:value-type="float" office:value="-128.675278" calcext:value-type="float">
            <text:p>-128.675278</text:p>
          </table:table-cell>
          <table:table-cell office:value-type="float" office:value="92.510145" calcext:value-type="float">
            <text:p>92.510145</text:p>
          </table:table-cell>
          <table:table-cell office:value-type="float" office:value="-17.437581" calcext:value-type="float">
            <text:p>-17.437581</text:p>
          </table:table-cell>
          <table:table-cell office:value-type="float" office:value="-75.072548" calcext:value-type="float">
            <text:p>-75.07254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9.711716" calcext:value-type="float">
            <text:p>139.711716</text:p>
          </table:table-cell>
          <table:table-cell office:value-type="float" office:value="-14.948422" calcext:value-type="float">
            <text:p>-14.948422</text:p>
          </table:table-cell>
          <table:table-cell office:value-type="float" office:value="-124.763252" calcext:value-type="float">
            <text:p>-124.763252</text:p>
          </table:table-cell>
          <table:table-cell office:value-type="float" office:value="93.536271" calcext:value-type="float">
            <text:p>93.536271</text:p>
          </table:table-cell>
          <table:table-cell office:value-type="float" office:value="-17.383469" calcext:value-type="float">
            <text:p>-17.383469</text:p>
          </table:table-cell>
          <table:table-cell office:value-type="float" office:value="-76.152779" calcext:value-type="float">
            <text:p>-76.15277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5.472931" calcext:value-type="float">
            <text:p>135.472931</text:p>
          </table:table-cell>
          <table:table-cell office:value-type="float" office:value="-6.500619" calcext:value-type="float">
            <text:p>-6.500619</text:p>
          </table:table-cell>
          <table:table-cell office:value-type="float" office:value="-128.97226" calcext:value-type="float">
            <text:p>-128.97226</text:p>
          </table:table-cell>
          <table:table-cell office:value-type="float" office:value="94.428545" calcext:value-type="float">
            <text:p>94.428545</text:p>
          </table:table-cell>
          <table:table-cell office:value-type="float" office:value="-17.151919" calcext:value-type="float">
            <text:p>-17.151919</text:p>
          </table:table-cell>
          <table:table-cell office:value-type="float" office:value="-77.276596" calcext:value-type="float">
            <text:p>-77.2765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9.356705" calcext:value-type="float">
            <text:p>139.356705</text:p>
          </table:table-cell>
          <table:table-cell office:value-type="float" office:value="-6.305744" calcext:value-type="float">
            <text:p>-6.305744</text:p>
          </table:table-cell>
          <table:table-cell office:value-type="float" office:value="-133.050919" calcext:value-type="float">
            <text:p>-133.050919</text:p>
          </table:table-cell>
          <table:table-cell office:value-type="float" office:value="95.364553" calcext:value-type="float">
            <text:p>95.364553</text:p>
          </table:table-cell>
          <table:table-cell office:value-type="float" office:value="-16.925957" calcext:value-type="float">
            <text:p>-16.925957</text:p>
          </table:table-cell>
          <table:table-cell office:value-type="float" office:value="-78.438563" calcext:value-type="float">
            <text:p>-78.43856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5.151398" calcext:value-type="float">
            <text:p>135.151398</text:p>
          </table:table-cell>
          <table:table-cell office:value-type="float" office:value="1.881705" calcext:value-type="float">
            <text:p>1.881705</text:p>
          </table:table-cell>
          <table:table-cell office:value-type="float" office:value="-137.033066" calcext:value-type="float">
            <text:p>-137.033066</text:p>
          </table:table-cell>
          <table:table-cell office:value-type="float" office:value="96.176529" calcext:value-type="float">
            <text:p>96.176529</text:p>
          </table:table-cell>
          <table:table-cell office:value-type="float" office:value="-16.542127" calcext:value-type="float">
            <text:p>-16.542127</text:p>
          </table:table-cell>
          <table:table-cell office:value-type="float" office:value="-79.634367" calcext:value-type="float">
            <text:p>-79.6343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1.069504" calcext:value-type="float">
            <text:p>131.069504</text:p>
          </table:table-cell>
          <table:table-cell office:value-type="float" office:value="-6.174252" calcext:value-type="float">
            <text:p>-6.174252</text:p>
          </table:table-cell>
          <table:table-cell office:value-type="float" office:value="-124.895218" calcext:value-type="float">
            <text:p>-124.895218</text:p>
          </table:table-cell>
          <table:table-cell office:value-type="float" office:value="96.874385" calcext:value-type="float">
            <text:p>96.874385</text:p>
          </table:table-cell>
          <table:table-cell office:value-type="float" office:value="-16.334769" calcext:value-type="float">
            <text:p>-16.334769</text:p>
          </table:table-cell>
          <table:table-cell office:value-type="float" office:value="-80.539585" calcext:value-type="float">
            <text:p>-80.53958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7.058136" calcext:value-type="float">
            <text:p>127.058136</text:p>
          </table:table-cell>
          <table:table-cell office:value-type="float" office:value="2.012465" calcext:value-type="float">
            <text:p>2.012465</text:p>
          </table:table-cell>
          <table:table-cell office:value-type="float" office:value="-129.070572" calcext:value-type="float">
            <text:p>-129.070572</text:p>
          </table:table-cell>
          <table:table-cell office:value-type="float" office:value="97.466222" calcext:value-type="float">
            <text:p>97.466222</text:p>
          </table:table-cell>
          <table:table-cell office:value-type="float" office:value="-15.97502" calcext:value-type="float">
            <text:p>-15.97502</text:p>
          </table:table-cell>
          <table:table-cell office:value-type="float" office:value="-81.491173" calcext:value-type="float">
            <text:p>-81.49117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31.167801" calcext:value-type="float">
            <text:p>131.167801</text:p>
          </table:table-cell>
          <table:table-cell office:value-type="float" office:value="1.951608" calcext:value-type="float">
            <text:p>1.951608</text:p>
          </table:table-cell>
          <table:table-cell office:value-type="float" office:value="-133.119385" calcext:value-type="float">
            <text:p>-133.119385</text:p>
          </table:table-cell>
          <table:table-cell office:value-type="float" office:value="98.114333" calcext:value-type="float">
            <text:p>98.114333</text:p>
          </table:table-cell>
          <table:table-cell office:value-type="float" office:value="-15.630277" calcext:value-type="float">
            <text:p>-15.630277</text:p>
          </table:table-cell>
          <table:table-cell office:value-type="float" office:value="-82.484018" calcext:value-type="float">
            <text:p>-82.48401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5.17923" calcext:value-type="float">
            <text:p>135.17923</text:p>
          </table:table-cell>
          <table:table-cell office:value-type="float" office:value="1.893085" calcext:value-type="float">
            <text:p>1.893085</text:p>
          </table:table-cell>
          <table:table-cell office:value-type="float" office:value="-137.072296" calcext:value-type="float">
            <text:p>-137.072296</text:p>
          </table:table-cell>
          <table:table-cell office:value-type="float" office:value="98.81367" calcext:value-type="float">
            <text:p>98.81367</text:p>
          </table:table-cell>
          <table:table-cell office:value-type="float" office:value="-15.299648" calcext:value-type="float">
            <text:p>-15.299648</text:p>
          </table:table-cell>
          <table:table-cell office:value-type="float" office:value="-83.513985" calcext:value-type="float">
            <text:p>-83.51398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1.096741" calcext:value-type="float">
            <text:p>131.096741</text:p>
          </table:table-cell>
          <table:table-cell office:value-type="float" office:value="9.836794" calcext:value-type="float">
            <text:p>9.836794</text:p>
          </table:table-cell>
          <table:table-cell office:value-type="float" office:value="-140.933502" calcext:value-type="float">
            <text:p>-140.933502</text:p>
          </table:table-cell>
          <table:table-cell office:value-type="float" office:value="99.411504" calcext:value-type="float">
            <text:p>99.411504</text:p>
          </table:table-cell>
          <table:table-cell office:value-type="float" office:value="-14.834158" calcext:value-type="float">
            <text:p>-14.834158</text:p>
          </table:table-cell>
          <table:table-cell office:value-type="float" office:value="-84.577311" calcext:value-type="float">
            <text:p>-84.5773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5.137115" calcext:value-type="float">
            <text:p>135.137115</text:p>
          </table:table-cell>
          <table:table-cell office:value-type="float" office:value="9.544323" calcext:value-type="float">
            <text:p>9.544323</text:p>
          </table:table-cell>
          <table:table-cell office:value-type="float" office:value="-144.681412" calcext:value-type="float">
            <text:p>-144.681412</text:p>
          </table:table-cell>
          <table:table-cell office:value-type="float" office:value="100.061062" calcext:value-type="float">
            <text:p>100.061062</text:p>
          </table:table-cell>
          <table:table-cell office:value-type="float" office:value="-14.390914" calcext:value-type="float">
            <text:p>-14.390914</text:p>
          </table:table-cell>
          <table:table-cell office:value-type="float" office:value="-85.670117" calcext:value-type="float">
            <text:p>-85.67011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9.082886" calcext:value-type="float">
            <text:p>139.082886</text:p>
          </table:table-cell>
          <table:table-cell office:value-type="float" office:value="9.26293" calcext:value-type="float">
            <text:p>9.26293</text:p>
          </table:table-cell>
          <table:table-cell office:value-type="float" office:value="-148.345795" calcext:value-type="float">
            <text:p>-148.345795</text:p>
          </table:table-cell>
          <table:table-cell office:value-type="float" office:value="100.757882" calcext:value-type="float">
            <text:p>100.757882</text:p>
          </table:table-cell>
          <table:table-cell office:value-type="float" office:value="-13.968523" calcext:value-type="float">
            <text:p>-13.968523</text:p>
          </table:table-cell>
          <table:table-cell office:value-type="float" office:value="-86.789324" calcext:value-type="float">
            <text:p>-86.78932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42.938095" calcext:value-type="float">
            <text:p>142.938095</text:p>
          </table:table-cell>
          <table:table-cell office:value-type="float" office:value="8.992129" calcext:value-type="float">
            <text:p>8.992129</text:p>
          </table:table-cell>
          <table:table-cell office:value-type="float" office:value="-151.930206" calcext:value-type="float">
            <text:p>-151.930206</text:p>
          </table:table-cell>
          <table:table-cell office:value-type="float" office:value="101.497884" calcext:value-type="float">
            <text:p>101.497884</text:p>
          </table:table-cell>
          <table:table-cell office:value-type="float" office:value="-13.565705" calcext:value-type="float">
            <text:p>-13.565705</text:p>
          </table:table-cell>
          <table:table-cell office:value-type="float" office:value="-87.932146" calcext:value-type="float">
            <text:p>-87.93214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8.706543" calcext:value-type="float">
            <text:p>138.706543</text:p>
          </table:table-cell>
          <table:table-cell office:value-type="float" office:value="16.731459" calcext:value-type="float">
            <text:p>16.731459</text:p>
          </table:table-cell>
          <table:table-cell office:value-type="float" office:value="-155.437988" calcext:value-type="float">
            <text:p>-155.437988</text:p>
          </table:table-cell>
          <table:table-cell office:value-type="float" office:value="102.139413" calcext:value-type="float">
            <text:p>102.139413</text:p>
          </table:table-cell>
          <table:table-cell office:value-type="float" office:value="-13.04334" calcext:value-type="float">
            <text:p>-13.04334</text:p>
          </table:table-cell>
          <table:table-cell office:value-type="float" office:value="-89.09604" calcext:value-type="float">
            <text:p>-89.0960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42.600052" calcext:value-type="float">
            <text:p>142.600052</text:p>
          </table:table-cell>
          <table:table-cell office:value-type="float" office:value="8.246344" calcext:value-type="float">
            <text:p>8.246344</text:p>
          </table:table-cell>
          <table:table-cell office:value-type="float" office:value="-150.846375" calcext:value-type="float">
            <text:p>-150.846375</text:p>
          </table:table-cell>
          <table:table-cell office:value-type="float" office:value="102.825187" calcext:value-type="float">
            <text:p>102.825187</text:p>
          </table:table-cell>
          <table:table-cell office:value-type="float" office:value="-12.682498" calcext:value-type="float">
            <text:p>-12.682498</text:p>
          </table:table-cell>
          <table:table-cell office:value-type="float" office:value="-90.142653" calcext:value-type="float">
            <text:p>-90.14265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30.373032" calcext:value-type="float">
            <text:p>130.373032</text:p>
          </table:table-cell>
          <table:table-cell office:value-type="float" office:value="16.006891" calcext:value-type="float">
            <text:p>16.006891</text:p>
          </table:table-cell>
          <table:table-cell office:value-type="float" office:value="-146.379913" calcext:value-type="float">
            <text:p>-146.379913</text:p>
          </table:table-cell>
          <table:table-cell office:value-type="float" office:value="103.284318" calcext:value-type="float">
            <text:p>103.284318</text:p>
          </table:table-cell>
          <table:table-cell office:value-type="float" office:value="-12.204342" calcext:value-type="float">
            <text:p>-12.204342</text:p>
          </table:table-cell>
          <table:table-cell office:value-type="float" office:value="-91.07994" calcext:value-type="float">
            <text:p>-91.0799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34.453491" calcext:value-type="float">
            <text:p>134.453491</text:p>
          </table:table-cell>
          <table:table-cell office:value-type="float" office:value="7.533657" calcext:value-type="float">
            <text:p>7.533657</text:p>
          </table:table-cell>
          <table:table-cell office:value-type="float" office:value="-141.987137" calcext:value-type="float">
            <text:p>-141.987137</text:p>
          </table:table-cell>
          <table:table-cell office:value-type="float" office:value="103.79529" calcext:value-type="float">
            <text:p>103.79529</text:p>
          </table:table-cell>
          <table:table-cell office:value-type="float" office:value="-11.880768" calcext:value-type="float">
            <text:p>-11.880768</text:p>
          </table:table-cell>
          <table:table-cell office:value-type="float" office:value="-91.914487" calcext:value-type="float">
            <text:p>-91.91448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38.407562" calcext:value-type="float">
            <text:p>138.407562</text:p>
          </table:table-cell>
          <table:table-cell office:value-type="float" office:value="-0.689304" calcext:value-type="float">
            <text:p>-0.689304</text:p>
          </table:table-cell>
          <table:table-cell office:value-type="float" office:value="-137.718246" calcext:value-type="float">
            <text:p>-137.718246</text:p>
          </table:table-cell>
          <table:table-cell office:value-type="float" office:value="104.353555" calcext:value-type="float">
            <text:p>104.353555</text:p>
          </table:table-cell>
          <table:table-cell office:value-type="float" office:value="-11.700261" calcext:value-type="float">
            <text:p>-11.700261</text:p>
          </table:table-cell>
          <table:table-cell office:value-type="float" office:value="-92.653257" calcext:value-type="float">
            <text:p>-92.65325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42.242188" calcext:value-type="float">
            <text:p>142.242188</text:p>
          </table:table-cell>
          <table:table-cell office:value-type="float" office:value="-8.668893" calcext:value-type="float">
            <text:p>-8.668893</text:p>
          </table:table-cell>
          <table:table-cell office:value-type="float" office:value="-133.573273" calcext:value-type="float">
            <text:p>-133.573273</text:p>
          </table:table-cell>
          <table:table-cell office:value-type="float" office:value="104.954962" calcext:value-type="float">
            <text:p>104.954962</text:p>
          </table:table-cell>
          <table:table-cell office:value-type="float" office:value="-11.652144" calcext:value-type="float">
            <text:p>-11.652144</text:p>
          </table:table-cell>
          <table:table-cell office:value-type="float" office:value="-93.302781" calcext:value-type="float">
            <text:p>-93.30278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45.964005" calcext:value-type="float">
            <text:p>145.964005</text:p>
          </table:table-cell>
          <table:table-cell office:value-type="float" office:value="-8.412176" calcext:value-type="float">
            <text:p>-8.412176</text:p>
          </table:table-cell>
          <table:table-cell office:value-type="float" office:value="-137.551804" calcext:value-type="float">
            <text:p>-137.551804</text:p>
          </table:table-cell>
          <table:table-cell office:value-type="float" office:value="105.595726" calcext:value-type="float">
            <text:p>105.595726</text:p>
          </table:table-cell>
          <table:table-cell office:value-type="float" office:value="-11.60152" calcext:value-type="float">
            <text:p>-11.60152</text:p>
          </table:table-cell>
          <table:table-cell office:value-type="float" office:value="-93.994171" calcext:value-type="float">
            <text:p>-93.99417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9.6035" calcext:value-type="float">
            <text:p>149.6035</text:p>
          </table:table-cell>
          <table:table-cell office:value-type="float" office:value="-8.165155" calcext:value-type="float">
            <text:p>-8.165155</text:p>
          </table:table-cell>
          <table:table-cell office:value-type="float" office:value="-141.438309" calcext:value-type="float">
            <text:p>-141.438309</text:p>
          </table:table-cell>
          <table:table-cell office:value-type="float" office:value="106.272769" calcext:value-type="float">
            <text:p>106.272769</text:p>
          </table:table-cell>
          <table:table-cell office:value-type="float" office:value="-11.548653" calcext:value-type="float">
            <text:p>-11.548653</text:p>
          </table:table-cell>
          <table:table-cell office:value-type="float" office:value="-94.724084" calcext:value-type="float">
            <text:p>-94.72408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53.164139" calcext:value-type="float">
            <text:p>153.164139</text:p>
          </table:table-cell>
          <table:table-cell office:value-type="float" office:value="-7.927407" calcext:value-type="float">
            <text:p>-7.927407</text:p>
          </table:table-cell>
          <table:table-cell office:value-type="float" office:value="-145.236694" calcext:value-type="float">
            <text:p>-145.236694</text:p>
          </table:table-cell>
          <table:table-cell office:value-type="float" office:value="106.983243" calcext:value-type="float">
            <text:p>106.983243</text:p>
          </table:table-cell>
          <table:table-cell office:value-type="float" office:value="-11.493786" calcext:value-type="float">
            <text:p>-11.493786</text:p>
          </table:table-cell>
          <table:table-cell office:value-type="float" office:value="-95.489428" calcext:value-type="float">
            <text:p>-95.48942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56.6492" calcext:value-type="float">
            <text:p>156.6492</text:p>
          </table:table-cell>
          <table:table-cell office:value-type="float" office:value="-7.698526" calcext:value-type="float">
            <text:p>-7.698526</text:p>
          </table:table-cell>
          <table:table-cell office:value-type="float" office:value="-148.950638" calcext:value-type="float">
            <text:p>-148.950638</text:p>
          </table:table-cell>
          <table:table-cell office:value-type="float" office:value="107.724529" calcext:value-type="float">
            <text:p>107.724529</text:p>
          </table:table-cell>
          <table:table-cell office:value-type="float" office:value="-11.43714" calcext:value-type="float">
            <text:p>-11.43714</text:p>
          </table:table-cell>
          <table:table-cell office:value-type="float" office:value="-96.287357" calcext:value-type="float">
            <text:p>-96.28735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60.061768" calcext:value-type="float">
            <text:p>160.061768</text:p>
          </table:table-cell>
          <table:table-cell office:value-type="float" office:value="-7.478126" calcext:value-type="float">
            <text:p>-7.478126</text:p>
          </table:table-cell>
          <table:table-cell office:value-type="float" office:value="-152.583603" calcext:value-type="float">
            <text:p>-152.583603</text:p>
          </table:table-cell>
          <table:table-cell office:value-type="float" office:value="108.494198" calcext:value-type="float">
            <text:p>108.494198</text:p>
          </table:table-cell>
          <table:table-cell office:value-type="float" office:value="-11.37892" calcext:value-type="float">
            <text:p>-11.37892</text:p>
          </table:table-cell>
          <table:table-cell office:value-type="float" office:value="-97.115242" calcext:value-type="float">
            <text:p>-97.11524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63.40477" calcext:value-type="float">
            <text:p>163.40477</text:p>
          </table:table-cell>
          <table:table-cell office:value-type="float" office:value="-7.265838" calcext:value-type="float">
            <text:p>-7.265838</text:p>
          </table:table-cell>
          <table:table-cell office:value-type="float" office:value="-156.138885" calcext:value-type="float">
            <text:p>-156.138885</text:p>
          </table:table-cell>
          <table:table-cell office:value-type="float" office:value="109.290004" calcext:value-type="float">
            <text:p>109.290004</text:p>
          </table:table-cell>
          <table:table-cell office:value-type="float" office:value="-11.319309" calcext:value-type="float">
            <text:p>-11.319309</text:p>
          </table:table-cell>
          <table:table-cell office:value-type="float" office:value="-97.970654" calcext:value-type="float">
            <text:p>-97.97065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6.680939" calcext:value-type="float">
            <text:p>166.680939</text:p>
          </table:table-cell>
          <table:table-cell office:value-type="float" office:value="-7.061309" calcext:value-type="float">
            <text:p>-7.061309</text:p>
          </table:table-cell>
          <table:table-cell office:value-type="float" office:value="-159.619583" calcext:value-type="float">
            <text:p>-159.619583</text:p>
          </table:table-cell>
          <table:table-cell office:value-type="float" office:value="110.109877" calcext:value-type="float">
            <text:p>110.109877</text:p>
          </table:table-cell>
          <table:table-cell office:value-type="float" office:value="-11.25848" calcext:value-type="float">
            <text:p>-11.25848</text:p>
          </table:table-cell>
          <table:table-cell office:value-type="float" office:value="-98.851353" calcext:value-type="float">
            <text:p>-98.85135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69.892883" calcext:value-type="float">
            <text:p>169.892883</text:p>
          </table:table-cell>
          <table:table-cell office:value-type="float" office:value="-6.864205" calcext:value-type="float">
            <text:p>-6.864205</text:p>
          </table:table-cell>
          <table:table-cell office:value-type="float" office:value="-163.028641" calcext:value-type="float">
            <text:p>-163.028641</text:p>
          </table:table-cell>
          <table:table-cell office:value-type="float" office:value="110.951894" calcext:value-type="float">
            <text:p>110.951894</text:p>
          </table:table-cell>
          <table:table-cell office:value-type="float" office:value="-11.196589" calcext:value-type="float">
            <text:p>-11.196589</text:p>
          </table:table-cell>
          <table:table-cell office:value-type="float" office:value="-99.755261" calcext:value-type="float">
            <text:p>-99.75526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73.043076" calcext:value-type="float">
            <text:p>173.043076</text:p>
          </table:table-cell>
          <table:table-cell office:value-type="float" office:value="-6.674206" calcext:value-type="float">
            <text:p>-6.674206</text:p>
          </table:table-cell>
          <table:table-cell office:value-type="float" office:value="-166.36882" calcext:value-type="float">
            <text:p>-166.36882</text:p>
          </table:table-cell>
          <table:table-cell office:value-type="float" office:value="111.81427" calcext:value-type="float">
            <text:p>111.81427</text:p>
          </table:table-cell>
          <table:table-cell office:value-type="float" office:value="-11.133778" calcext:value-type="float">
            <text:p>-11.133778</text:p>
          </table:table-cell>
          <table:table-cell office:value-type="float" office:value="-100.680447" calcext:value-type="float">
            <text:p>-100.68044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76.13382" calcext:value-type="float">
            <text:p>176.13382</text:p>
          </table:table-cell>
          <table:table-cell office:value-type="float" office:value="-6.491009" calcext:value-type="float">
            <text:p>-6.491009</text:p>
          </table:table-cell>
          <table:table-cell office:value-type="float" office:value="-169.642776" calcext:value-type="float">
            <text:p>-169.642776</text:p>
          </table:table-cell>
          <table:table-cell office:value-type="float" office:value="112.695366" calcext:value-type="float">
            <text:p>112.695366</text:p>
          </table:table-cell>
          <table:table-cell office:value-type="float" office:value="-11.070179" calcext:value-type="float">
            <text:p>-11.070179</text:p>
          </table:table-cell>
          <table:table-cell office:value-type="float" office:value="-101.625134" calcext:value-type="float">
            <text:p>-101.62513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79.167343" calcext:value-type="float">
            <text:p>179.167343</text:p>
          </table:table-cell>
          <table:table-cell office:value-type="float" office:value="-6.314322" calcext:value-type="float">
            <text:p>-6.314322</text:p>
          </table:table-cell>
          <table:table-cell office:value-type="float" office:value="-172.852982" calcext:value-type="float">
            <text:p>-172.852982</text:p>
          </table:table-cell>
          <table:table-cell office:value-type="float" office:value="113.593631" calcext:value-type="float">
            <text:p>113.593631</text:p>
          </table:table-cell>
          <table:table-cell office:value-type="float" office:value="-11.005911" calcext:value-type="float">
            <text:p>-11.005911</text:p>
          </table:table-cell>
          <table:table-cell office:value-type="float" office:value="-102.587673" calcext:value-type="float">
            <text:p>-102.58767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82.145721" calcext:value-type="float">
            <text:p>182.145721</text:p>
          </table:table-cell>
          <table:table-cell office:value-type="float" office:value="-6.143868" calcext:value-type="float">
            <text:p>-6.143868</text:p>
          </table:table-cell>
          <table:table-cell office:value-type="float" office:value="-176.001816" calcext:value-type="float">
            <text:p>-176.001816</text:p>
          </table:table-cell>
          <table:table-cell office:value-type="float" office:value="114.507656" calcext:value-type="float">
            <text:p>114.507656</text:p>
          </table:table-cell>
          <table:table-cell office:value-type="float" office:value="-10.941083" calcext:value-type="float">
            <text:p>-10.941083</text:p>
          </table:table-cell>
          <table:table-cell office:value-type="float" office:value="-103.56653" calcext:value-type="float">
            <text:p>-103.5665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85.070938" calcext:value-type="float">
            <text:p>185.070938</text:p>
          </table:table-cell>
          <table:table-cell office:value-type="float" office:value="-5.979387" calcext:value-type="float">
            <text:p>-5.979387</text:p>
          </table:table-cell>
          <table:table-cell office:value-type="float" office:value="-179.091507" calcext:value-type="float">
            <text:p>-179.091507</text:p>
          </table:table-cell>
          <table:table-cell office:value-type="float" office:value="115.436125" calcext:value-type="float">
            <text:p>115.436125</text:p>
          </table:table-cell>
          <table:table-cell office:value-type="float" office:value="-10.875797" calcext:value-type="float">
            <text:p>-10.875797</text:p>
          </table:table-cell>
          <table:table-cell office:value-type="float" office:value="-104.560277" calcext:value-type="float">
            <text:p>-104.56027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87.944855" calcext:value-type="float">
            <text:p>187.944855</text:p>
          </table:table-cell>
          <table:table-cell office:value-type="float" office:value="-5.820625" calcext:value-type="float">
            <text:p>-5.820625</text:p>
          </table:table-cell>
          <table:table-cell office:value-type="float" office:value="-182.124191" calcext:value-type="float">
            <text:p>-182.124191</text:p>
          </table:table-cell>
          <table:table-cell office:value-type="float" office:value="116.377803" calcext:value-type="float">
            <text:p>116.377803</text:p>
          </table:table-cell>
          <table:table-cell office:value-type="float" office:value="-10.810146" calcext:value-type="float">
            <text:p>-10.810146</text:p>
          </table:table-cell>
          <table:table-cell office:value-type="float" office:value="-105.567598" calcext:value-type="float">
            <text:p>-105.56759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82.769272" calcext:value-type="float">
            <text:p>182.769272</text:p>
          </table:table-cell>
          <table:table-cell office:value-type="float" office:value="-13.667344" calcext:value-type="float">
            <text:p>-13.667344</text:p>
          </table:table-cell>
          <table:table-cell office:value-type="float" office:value="-169.101898" calcext:value-type="float">
            <text:p>-169.101898</text:p>
          </table:table-cell>
          <table:table-cell office:value-type="float" office:value="117.228979" calcext:value-type="float">
            <text:p>117.228979</text:p>
          </table:table-cell>
          <table:table-cell office:value-type="float" office:value="-10.846777" calcext:value-type="float">
            <text:p>-10.846777</text:p>
          </table:table-cell>
          <table:table-cell office:value-type="float" office:value="-106.382136" calcext:value-type="float">
            <text:p>-106.38213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77.653793" calcext:value-type="float">
            <text:p>177.653793</text:p>
          </table:table-cell>
          <table:table-cell office:value-type="float" office:value="-5.298442" calcext:value-type="float">
            <text:p>-5.298442</text:p>
          </table:table-cell>
          <table:table-cell office:value-type="float" office:value="-172.355316" calcext:value-type="float">
            <text:p>-172.355316</text:p>
          </table:table-cell>
          <table:table-cell office:value-type="float" office:value="117.993844" calcext:value-type="float">
            <text:p>117.993844</text:p>
          </table:table-cell>
          <table:table-cell office:value-type="float" office:value="-10.776545" calcext:value-type="float">
            <text:p>-10.776545</text:p>
          </table:table-cell>
          <table:table-cell office:value-type="float" office:value="-107.217242" calcext:value-type="float">
            <text:p>-107.21724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80.664001" calcext:value-type="float">
            <text:p>180.664001</text:p>
          </table:table-cell>
          <table:table-cell office:value-type="float" office:value="-5.155023" calcext:value-type="float">
            <text:p>-5.155023</text:p>
          </table:table-cell>
          <table:table-cell office:value-type="float" office:value="-175.508942" calcext:value-type="float">
            <text:p>-175.508942</text:p>
          </table:table-cell>
          <table:table-cell office:value-type="float" office:value="118.777222" calcext:value-type="float">
            <text:p>118.777222</text:p>
          </table:table-cell>
          <table:table-cell office:value-type="float" office:value="-10.706276" calcext:value-type="float">
            <text:p>-10.706276</text:p>
          </table:table-cell>
          <table:table-cell office:value-type="float" office:value="-108.070886" calcext:value-type="float">
            <text:p>-108.07088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83.619919" calcext:value-type="float">
            <text:p>183.619919</text:p>
          </table:table-cell>
          <table:table-cell office:value-type="float" office:value="-5.016639" calcext:value-type="float">
            <text:p>-5.016639</text:p>
          </table:table-cell>
          <table:table-cell office:value-type="float" office:value="-178.603241" calcext:value-type="float">
            <text:p>-178.603241</text:p>
          </table:table-cell>
          <table:table-cell office:value-type="float" office:value="119.577751" calcext:value-type="float">
            <text:p>119.577751</text:p>
          </table:table-cell>
          <table:table-cell office:value-type="float" office:value="-10.636034" calcext:value-type="float">
            <text:p>-10.636034</text:p>
          </table:table-cell>
          <table:table-cell office:value-type="float" office:value="-108.941659" calcext:value-type="float">
            <text:p>-108.94165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86.523483" calcext:value-type="float">
            <text:p>186.523483</text:p>
          </table:table-cell>
          <table:table-cell office:value-type="float" office:value="-4.88308" calcext:value-type="float">
            <text:p>-4.88308</text:p>
          </table:table-cell>
          <table:table-cell office:value-type="float" office:value="-181.640366" calcext:value-type="float">
            <text:p>-181.640366</text:p>
          </table:table-cell>
          <table:table-cell office:value-type="float" office:value="120.394162" calcext:value-type="float">
            <text:p>120.394162</text:p>
          </table:table-cell>
          <table:table-cell office:value-type="float" office:value="-10.565876" calcext:value-type="float">
            <text:p>-10.565876</text:p>
          </table:table-cell>
          <table:table-cell office:value-type="float" office:value="-109.828232" calcext:value-type="float">
            <text:p>-109.82823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89.376526" calcext:value-type="float">
            <text:p>189.376526</text:p>
          </table:table-cell>
          <table:table-cell office:value-type="float" office:value="-4.754143" calcext:value-type="float">
            <text:p>-4.754143</text:p>
          </table:table-cell>
          <table:table-cell office:value-type="float" office:value="-184.622345" calcext:value-type="float">
            <text:p>-184.622345</text:p>
          </table:table-cell>
          <table:table-cell office:value-type="float" office:value="121.22528" calcext:value-type="float">
            <text:p>121.22528</text:p>
          </table:table-cell>
          <table:table-cell office:value-type="float" office:value="-10.495855" calcext:value-type="float">
            <text:p>-10.495855</text:p>
          </table:table-cell>
          <table:table-cell office:value-type="float" office:value="-110.729363" calcext:value-type="float">
            <text:p>-110.72936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92.180801" calcext:value-type="float">
            <text:p>192.180801</text:p>
          </table:table-cell>
          <table:table-cell office:value-type="float" office:value="-4.629635" calcext:value-type="float">
            <text:p>-4.629635</text:p>
          </table:table-cell>
          <table:table-cell office:value-type="float" office:value="-187.551117" calcext:value-type="float">
            <text:p>-187.551117</text:p>
          </table:table-cell>
          <table:table-cell office:value-type="float" office:value="122.069987" calcext:value-type="float">
            <text:p>122.069987</text:p>
          </table:table-cell>
          <table:table-cell office:value-type="float" office:value="-10.426019" calcext:value-type="float">
            <text:p>-10.426019</text:p>
          </table:table-cell>
          <table:table-cell office:value-type="float" office:value="-111.643903" calcext:value-type="float">
            <text:p>-111.64390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94.937943" calcext:value-type="float">
            <text:p>194.937943</text:p>
          </table:table-cell>
          <table:table-cell office:value-type="float" office:value="-4.509374" calcext:value-type="float">
            <text:p>-4.509374</text:p>
          </table:table-cell>
          <table:table-cell office:value-type="float" office:value="-190.428528" calcext:value-type="float">
            <text:p>-190.428528</text:p>
          </table:table-cell>
          <table:table-cell office:value-type="float" office:value="122.927252" calcext:value-type="float">
            <text:p>122.927252</text:p>
          </table:table-cell>
          <table:table-cell office:value-type="float" office:value="-10.356412" calcext:value-type="float">
            <text:p>-10.356412</text:p>
          </table:table-cell>
          <table:table-cell office:value-type="float" office:value="-112.570784" calcext:value-type="float">
            <text:p>-112.57078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89.649536" calcext:value-type="float">
            <text:p>189.649536</text:p>
          </table:table-cell>
          <table:table-cell office:value-type="float" office:value="3.606816" calcext:value-type="float">
            <text:p>3.606816</text:p>
          </table:table-cell>
          <table:table-cell office:value-type="float" office:value="-193.256317" calcext:value-type="float">
            <text:p>-193.256317</text:p>
          </table:table-cell>
          <table:table-cell office:value-type="float" office:value="123.703091" calcext:value-type="float">
            <text:p>123.703091</text:p>
          </table:table-cell>
          <table:table-cell office:value-type="float" office:value="-10.194049" calcext:value-type="float">
            <text:p>-10.194049</text:p>
          </table:table-cell>
          <table:table-cell office:value-type="float" office:value="-113.508982" calcext:value-type="float">
            <text:p>-113.50898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84.486328" calcext:value-type="float">
            <text:p>184.486328</text:p>
          </table:table-cell>
          <table:table-cell office:value-type="float" office:value="11.51355" calcext:value-type="float">
            <text:p>11.51355</text:p>
          </table:table-cell>
          <table:table-cell office:value-type="float" office:value="-195.999832" calcext:value-type="float">
            <text:p>-195.999832</text:p>
          </table:table-cell>
          <table:table-cell office:value-type="float" office:value="124.401749" calcext:value-type="float">
            <text:p>124.401749</text:p>
          </table:table-cell>
          <table:table-cell office:value-type="float" office:value="-9.944536" calcext:value-type="float">
            <text:p>-9.944536</text:p>
          </table:table-cell>
          <table:table-cell office:value-type="float" office:value="-114.457155" calcext:value-type="float">
            <text:p>-114.45715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87.449646" calcext:value-type="float">
            <text:p>187.449646</text:p>
          </table:table-cell>
          <table:table-cell office:value-type="float" office:value="11.214846" calcext:value-type="float">
            <text:p>11.214846</text:p>
          </table:table-cell>
          <table:table-cell office:value-type="float" office:value="-198.664444" calcext:value-type="float">
            <text:p>-198.664444</text:p>
          </table:table-cell>
          <table:table-cell office:value-type="float" office:value="125.118197" calcext:value-type="float">
            <text:p>125.118197</text:p>
          </table:table-cell>
          <table:table-cell office:value-type="float" office:value="-9.704088" calcext:value-type="float">
            <text:p>-9.704088</text:p>
          </table:table-cell>
          <table:table-cell office:value-type="float" office:value="-115.414051" calcext:value-type="float">
            <text:p>-115.41405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0.360336" calcext:value-type="float">
            <text:p>190.360336</text:p>
          </table:table-cell>
          <table:table-cell office:value-type="float" office:value="10.926239" calcext:value-type="float">
            <text:p>10.926239</text:p>
          </table:table-cell>
          <table:table-cell office:value-type="float" office:value="-201.28653" calcext:value-type="float">
            <text:p>-201.28653</text:p>
          </table:table-cell>
          <table:table-cell office:value-type="float" office:value="125.851255" calcext:value-type="float">
            <text:p>125.851255</text:p>
          </table:table-cell>
          <table:table-cell office:value-type="float" office:value="-9.472287" calcext:value-type="float">
            <text:p>-9.472287</text:p>
          </table:table-cell>
          <table:table-cell office:value-type="float" office:value="-116.378906" calcext:value-type="float">
            <text:p>-116.37890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3.2202" calcext:value-type="float">
            <text:p>193.2202</text:p>
          </table:table-cell>
          <table:table-cell office:value-type="float" office:value="10.647317" calcext:value-type="float">
            <text:p>10.647317</text:p>
          </table:table-cell>
          <table:table-cell office:value-type="float" office:value="-203.867477" calcext:value-type="float">
            <text:p>-203.867477</text:p>
          </table:table-cell>
          <table:table-cell office:value-type="float" office:value="126.599794" calcext:value-type="float">
            <text:p>126.599794</text:p>
          </table:table-cell>
          <table:table-cell office:value-type="float" office:value="-9.248736" calcext:value-type="float">
            <text:p>-9.248736</text:p>
          </table:table-cell>
          <table:table-cell office:value-type="float" office:value="-117.350998" calcext:value-type="float">
            <text:p>-117.35099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96.030945" calcext:value-type="float">
            <text:p>196.030945</text:p>
          </table:table-cell>
          <table:table-cell office:value-type="float" office:value="2.377687" calcext:value-type="float">
            <text:p>2.377687</text:p>
          </table:table-cell>
          <table:table-cell office:value-type="float" office:value="-198.408585" calcext:value-type="float">
            <text:p>-198.408585</text:p>
          </table:table-cell>
          <table:table-cell office:value-type="float" office:value="127.362777" calcext:value-type="float">
            <text:p>127.362777</text:p>
          </table:table-cell>
          <table:table-cell office:value-type="float" office:value="-9.120973" calcext:value-type="float">
            <text:p>-9.120973</text:p>
          </table:table-cell>
          <table:table-cell office:value-type="float" office:value="-118.241737" calcext:value-type="float">
            <text:p>-118.2417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98.755539" calcext:value-type="float">
            <text:p>198.755539</text:p>
          </table:table-cell>
          <table:table-cell office:value-type="float" office:value="2.31723" calcext:value-type="float">
            <text:p>2.31723</text:p>
          </table:table-cell>
          <table:table-cell office:value-type="float" office:value="-201.072723" calcext:value-type="float">
            <text:p>-201.072723</text:p>
          </table:table-cell>
          <table:table-cell office:value-type="float" office:value="128.138789" calcext:value-type="float">
            <text:p>128.138789</text:p>
          </table:table-cell>
          <table:table-cell office:value-type="float" office:value="-8.996645" calcext:value-type="float">
            <text:p>-8.996645</text:p>
          </table:table-cell>
          <table:table-cell office:value-type="float" office:value="-119.142069" calcext:value-type="float">
            <text:p>-119.14206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93.435593" calcext:value-type="float">
            <text:p>193.435593</text:p>
          </table:table-cell>
          <table:table-cell office:value-type="float" office:value="10.25878" calcext:value-type="float">
            <text:p>10.25878</text:p>
          </table:table-cell>
          <table:table-cell office:value-type="float" office:value="-203.694321" calcext:value-type="float">
            <text:p>-203.694321</text:p>
          </table:table-cell>
          <table:table-cell office:value-type="float" office:value="128.840904" calcext:value-type="float">
            <text:p>128.840904</text:p>
          </table:table-cell>
          <table:table-cell office:value-type="float" office:value="-8.789597" calcext:value-type="float">
            <text:p>-8.789597</text:p>
          </table:table-cell>
          <table:table-cell office:value-type="float" office:value="-120.051233" calcext:value-type="float">
            <text:p>-120.05123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6.240829" calcext:value-type="float">
            <text:p>196.240829</text:p>
          </table:table-cell>
          <table:table-cell office:value-type="float" office:value="9.999002" calcext:value-type="float">
            <text:p>9.999002</text:p>
          </table:table-cell>
          <table:table-cell office:value-type="float" office:value="-206.239792" calcext:value-type="float">
            <text:p>-206.239792</text:p>
          </table:table-cell>
          <table:table-cell office:value-type="float" office:value="129.557929" calcext:value-type="float">
            <text:p>129.557929</text:p>
          </table:table-cell>
          <table:table-cell office:value-type="float" office:value="-8.589718" calcext:value-type="float">
            <text:p>-8.589718</text:p>
          </table:table-cell>
          <table:table-cell office:value-type="float" office:value="-120.968137" calcext:value-type="float">
            <text:p>-120.9681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90.998749" calcext:value-type="float">
            <text:p>190.998749</text:p>
          </table:table-cell>
          <table:table-cell office:value-type="float" office:value="17.747816" calcext:value-type="float">
            <text:p>17.747816</text:p>
          </table:table-cell>
          <table:table-cell office:value-type="float" office:value="-208.746536" calcext:value-type="float">
            <text:p>-208.746536</text:p>
          </table:table-cell>
          <table:table-cell office:value-type="float" office:value="130.204677" calcext:value-type="float">
            <text:p>130.204677</text:p>
          </table:table-cell>
          <table:table-cell office:value-type="float" office:value="-8.312481" calcext:value-type="float">
            <text:p>-8.312481</text:p>
          </table:table-cell>
          <table:table-cell office:value-type="float" office:value="-121.892116" calcext:value-type="float">
            <text:p>-121.89211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93.882751" calcext:value-type="float">
            <text:p>193.882751</text:p>
          </table:table-cell>
          <table:table-cell office:value-type="float" office:value="17.300257" calcext:value-type="float">
            <text:p>17.300257</text:p>
          </table:table-cell>
          <table:table-cell office:value-type="float" office:value="-211.182983" calcext:value-type="float">
            <text:p>-211.182983</text:p>
          </table:table-cell>
          <table:table-cell office:value-type="float" office:value="130.867991" calcext:value-type="float">
            <text:p>130.867991</text:p>
          </table:table-cell>
          <table:table-cell office:value-type="float" office:value="-8.045682" calcext:value-type="float">
            <text:p>-8.045682</text:p>
          </table:table-cell>
          <table:table-cell office:value-type="float" office:value="-122.822225" calcext:value-type="float">
            <text:p>-122.82222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6.71666" calcext:value-type="float">
            <text:p>196.71666</text:p>
          </table:table-cell>
          <table:table-cell office:value-type="float" office:value="16.867434" calcext:value-type="float">
            <text:p>16.867434</text:p>
          </table:table-cell>
          <table:table-cell office:value-type="float" office:value="-213.584076" calcext:value-type="float">
            <text:p>-213.584076</text:p>
          </table:table-cell>
          <table:table-cell office:value-type="float" office:value="131.546845" calcext:value-type="float">
            <text:p>131.546845</text:p>
          </table:table-cell>
          <table:table-cell office:value-type="float" office:value="-7.788846" calcext:value-type="float">
            <text:p>-7.788846</text:p>
          </table:table-cell>
          <table:table-cell office:value-type="float" office:value="-123.757913" calcext:value-type="float">
            <text:p>-123.75791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99.502136" calcext:value-type="float">
            <text:p>199.502136</text:p>
          </table:table-cell>
          <table:table-cell office:value-type="float" office:value="8.448761" calcext:value-type="float">
            <text:p>8.448761</text:p>
          </table:table-cell>
          <table:table-cell office:value-type="float" office:value="-207.950882" calcext:value-type="float">
            <text:p>-207.950882</text:p>
          </table:table-cell>
          <table:table-cell office:value-type="float" office:value="132.240264" calcext:value-type="float">
            <text:p>132.240264</text:p>
          </table:table-cell>
          <table:table-cell office:value-type="float" office:value="-7.623156" calcext:value-type="float">
            <text:p>-7.623156</text:p>
          </table:table-cell>
          <table:table-cell office:value-type="float" office:value="-124.617028" calcext:value-type="float">
            <text:p>-124.61702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2.199768" calcext:value-type="float">
            <text:p>202.199768</text:p>
          </table:table-cell>
          <table:table-cell office:value-type="float" office:value="8.238097" calcext:value-type="float">
            <text:p>8.238097</text:p>
          </table:table-cell>
          <table:table-cell office:value-type="float" office:value="-210.437851" calcext:value-type="float">
            <text:p>-210.437851</text:p>
          </table:table-cell>
          <table:table-cell office:value-type="float" office:value="132.94693" calcext:value-type="float">
            <text:p>132.94693</text:p>
          </table:table-cell>
          <table:table-cell office:value-type="float" office:value="-7.462942" calcext:value-type="float">
            <text:p>-7.462942</text:p>
          </table:table-cell>
          <table:table-cell office:value-type="float" office:value="-125.483902" calcext:value-type="float">
            <text:p>-125.4839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4.853592" calcext:value-type="float">
            <text:p>204.853592</text:p>
          </table:table-cell>
          <table:table-cell office:value-type="float" office:value="8.034303" calcext:value-type="float">
            <text:p>8.034303</text:p>
          </table:table-cell>
          <table:table-cell office:value-type="float" office:value="-212.887878" calcext:value-type="float">
            <text:p>-212.887878</text:p>
          </table:table-cell>
          <table:table-cell office:value-type="float" office:value="132.349824" calcext:value-type="float">
            <text:p>132.349824</text:p>
          </table:table-cell>
          <table:table-cell office:value-type="float" office:value="-7.234086" calcext:value-type="float">
            <text:p>-7.234086</text:p>
          </table:table-cell>
          <table:table-cell office:value-type="float" office:value="-125.115645" calcext:value-type="float">
            <text:p>-125.115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8-11-14T21:36:34.654013200</meta:creation-date>
    <dc:date>2018-11-14T21:43:08.754612630</dc:date>
    <dc:creator>Pascal Baillehache</dc:creator>
    <meta:editing-duration>PT6M34S</meta:editing-duration>
    <meta:editing-cycles>1</meta:editing-cycles>
    <meta:document-statistic meta:table-count="1" meta:cell-count="700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00000" draw:fill-color="#8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800000" draw:fill-color="#8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8000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80" draw:fill-color="#0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C3:Sheet1.H102" svg:x="0.319cm" svg:y="0.18cm" svg:width="15.36cm" svg:height="8.645cm">
          <chartooo:coordinate-region svg:x="1.231cm" svg:y="0.379cm" svg:width="14.448cm" svg:height="7.6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02" chart:class="chart:line">
            <chart:data-point chart:repeated="100"/>
          </chart:series>
          <chart:series chart:style-name="ch7" chart:values-cell-range-address="Sheet1.D3:Sheet1.D102" chart:class="chart:line">
            <chart:data-point chart:repeated="100"/>
          </chart:series>
          <chart:series chart:style-name="ch8" chart:values-cell-range-address="Sheet1.E3:Sheet1.E102" chart:class="chart:line">
            <chart:data-point chart:repeated="100"/>
          </chart:series>
          <chart:series chart:style-name="ch9" chart:values-cell-range-address="Sheet1.F3:Sheet1.F102" chart:class="chart:line">
            <chart:data-point chart:repeated="100"/>
          </chart:series>
          <chart:series chart:style-name="ch10" chart:values-cell-range-address="Sheet1.G3:Sheet1.G102" chart:class="chart:line">
            <chart:data-point chart:repeated="100"/>
          </chart:series>
          <chart:series chart:style-name="ch11" chart:values-cell-range-address="Sheet1.H3:Sheet1.H102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3:Sheet1.C102</svg:desc>
                </draw:g>
              </table:table-cell>
              <table:table-cell office:value-type="float" office:value="-8">
                <text:p>-8</text:p>
                <draw:g>
                  <svg:desc>Sheet1.D3:Sheet1.D102</svg:desc>
                </draw:g>
              </table:table-cell>
              <table:table-cell office:value-type="float" office:value="0">
                <text:p>0</text:p>
                <draw:g>
                  <svg:desc>Sheet1.E3:Sheet1.E102</svg:desc>
                </draw:g>
              </table:table-cell>
              <table:table-cell office:value-type="float" office:value="8">
                <text:p>8</text:p>
                <draw:g>
                  <svg:desc>Sheet1.F3:Sheet1.F102</svg:desc>
                </draw:g>
              </table:table-cell>
              <table:table-cell office:value-type="float" office:value="-8">
                <text:p>-8</text:p>
                <draw:g>
                  <svg:desc>Sheet1.G3:Sheet1.G102</svg:desc>
                </draw:g>
              </table:table-cell>
              <table:table-cell office:value-type="float" office:value="0">
                <text:p>0</text:p>
                <draw:g>
                  <svg:desc>Sheet1.H3:Sheet1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723836">
                <text:p>15.723836</text:p>
              </table:table-cell>
              <table:table-cell office:value-type="float" office:value="-15.723836">
                <text:p>-15.723836</text:p>
              </table:table-cell>
              <table:table-cell office:value-type="float" office:value="-0">
                <text:p>-0</text:p>
              </table:table-cell>
              <table:table-cell office:value-type="float" office:value="11.861917">
                <text:p>11.861917</text:p>
              </table:table-cell>
              <table:table-cell office:value-type="float" office:value="-11.861917">
                <text:p>-11.8619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81863">
                <text:p>15.181863</text:p>
              </table:table-cell>
              <table:table-cell office:value-type="float" office:value="-7.181863">
                <text:p>-7.181863</text:p>
              </table:table-cell>
              <table:table-cell office:value-type="float" office:value="-8">
                <text:p>-8</text:p>
              </table:table-cell>
              <table:table-cell office:value-type="float" office:value="12.968566">
                <text:p>12.968566</text:p>
              </table:table-cell>
              <table:table-cell office:value-type="float" office:value="-10.301899">
                <text:p>-10.301899</text:p>
              </table:table-cell>
              <table:table-cell office:value-type="float" office:value="-2.666667">
                <text:p>-2.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58251">
                <text:p>22.658251</text:p>
              </table:table-cell>
              <table:table-cell office:value-type="float" office:value="-6.934165">
                <text:p>-6.934165</text:p>
              </table:table-cell>
              <table:table-cell office:value-type="float" office:value="-15.724085">
                <text:p>-15.724085</text:p>
              </table:table-cell>
              <table:table-cell office:value-type="float" office:value="15.390987">
                <text:p>15.390987</text:p>
              </table:table-cell>
              <table:table-cell office:value-type="float" office:value="-9.459966">
                <text:p>-9.459966</text:p>
              </table:table-cell>
              <table:table-cell office:value-type="float" office:value="-5.931021">
                <text:p>-5.931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878273">
                <text:p>29.878273</text:p>
              </table:table-cell>
              <table:table-cell office:value-type="float" office:value="-14.695467">
                <text:p>-14.695467</text:p>
              </table:table-cell>
              <table:table-cell office:value-type="float" office:value="-15.182804">
                <text:p>-15.182804</text:p>
              </table:table-cell>
              <table:table-cell office:value-type="float" office:value="18.288445">
                <text:p>18.288445</text:p>
              </table:table-cell>
              <table:table-cell office:value-type="float" office:value="-10.507066">
                <text:p>-10.507066</text:p>
              </table:table-cell>
              <table:table-cell office:value-type="float" office:value="-7.781378">
                <text:p>-7.78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852001">
                <text:p>36.852001</text:p>
              </table:table-cell>
              <table:table-cell office:value-type="float" office:value="-14.190701">
                <text:p>-14.190701</text:p>
              </table:table-cell>
              <table:table-cell office:value-type="float" office:value="-22.661297">
                <text:p>-22.661297</text:p>
              </table:table-cell>
              <table:table-cell office:value-type="float" office:value="21.38237">
                <text:p>21.38237</text:p>
              </table:table-cell>
              <table:table-cell office:value-type="float" office:value="-11.121005">
                <text:p>-11.121005</text:p>
              </table:table-cell>
              <table:table-cell office:value-type="float" office:value="-10.261365">
                <text:p>-10.26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589993">
                <text:p>43.589993</text:p>
              </table:table-cell>
              <table:table-cell office:value-type="float" office:value="-21.704742">
                <text:p>-21.704742</text:p>
              </table:table-cell>
              <table:table-cell office:value-type="float" office:value="-21.885246">
                <text:p>-21.885246</text:p>
              </table:table-cell>
              <table:table-cell office:value-type="float" office:value="24.554888">
                <text:p>24.554888</text:p>
              </table:table-cell>
              <table:table-cell office:value-type="float" office:value="-12.632967">
                <text:p>-12.632967</text:p>
              </table:table-cell>
              <table:table-cell office:value-type="float" office:value="-11.921919">
                <text:p>-11.921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101974">
                <text:p>50.101974</text:p>
              </table:table-cell>
              <table:table-cell office:value-type="float" office:value="-20.963814">
                <text:p>-20.963814</text:p>
              </table:table-cell>
              <table:table-cell office:value-type="float" office:value="-29.138155">
                <text:p>-29.138155</text:p>
              </table:table-cell>
              <table:table-cell office:value-type="float" office:value="27.748274">
                <text:p>27.748274</text:p>
              </table:table-cell>
              <table:table-cell office:value-type="float" office:value="-13.674323">
                <text:p>-13.674323</text:p>
              </table:table-cell>
              <table:table-cell office:value-type="float" office:value="-14.073948">
                <text:p>-14.073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398232">
                <text:p>48.398232</text:p>
              </table:table-cell>
              <table:table-cell office:value-type="float" office:value="-12.250955">
                <text:p>-12.250955</text:p>
              </table:table-cell>
              <table:table-cell office:value-type="float" office:value="-36.14727">
                <text:p>-36.14727</text:p>
              </table:table-cell>
              <table:table-cell office:value-type="float" office:value="30.042714">
                <text:p>30.042714</text:p>
              </table:table-cell>
              <table:table-cell office:value-type="float" office:value="-13.516171">
                <text:p>-13.516171</text:p>
              </table:table-cell>
              <table:table-cell office:value-type="float" office:value="-16.52654">
                <text:p>-16.52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752392">
                <text:p>46.752392</text:p>
              </table:table-cell>
              <table:table-cell office:value-type="float" office:value="-3.834395">
                <text:p>-3.834395</text:p>
              </table:table-cell>
              <table:table-cell office:value-type="float" office:value="-42.917988">
                <text:p>-42.917988</text:p>
              </table:table-cell>
              <table:table-cell office:value-type="float" office:value="31.713681">
                <text:p>31.713681</text:p>
              </table:table-cell>
              <table:table-cell office:value-type="float" office:value="-12.547993">
                <text:p>-12.547993</text:p>
              </table:table-cell>
              <table:table-cell office:value-type="float" office:value="-19.165685">
                <text:p>-19.165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64032">
                <text:p>53.164032</text:p>
              </table:table-cell>
              <table:table-cell office:value-type="float" office:value="-3.704153">
                <text:p>-3.704153</text:p>
              </table:table-cell>
              <table:table-cell office:value-type="float" office:value="-49.459869">
                <text:p>-49.459869</text:p>
              </table:table-cell>
              <table:table-cell office:value-type="float" office:value="33.663713">
                <text:p>33.663713</text:p>
              </table:table-cell>
              <table:table-cell office:value-type="float" office:value="-11.744007">
                <text:p>-11.744007</text:p>
              </table:table-cell>
              <table:table-cell office:value-type="float" office:value="-21.919701">
                <text:p>-21.91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366798">
                <text:p>59.366798</text:p>
              </table:table-cell>
              <table:table-cell office:value-type="float" office:value="-11.578976">
                <text:p>-11.578976</text:p>
              </table:table-cell>
              <table:table-cell office:value-type="float" office:value="-47.787811">
                <text:p>-47.787811</text:p>
              </table:table-cell>
              <table:table-cell office:value-type="float" office:value="35.805636">
                <text:p>35.805636</text:p>
              </table:table-cell>
              <table:table-cell office:value-type="float" office:value="-11.730255">
                <text:p>-11.730255</text:p>
              </table:table-cell>
              <table:table-cell office:value-type="float" office:value="-24.075378">
                <text:p>-24.075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365189">
                <text:p>65.365189</text:p>
              </table:table-cell>
              <table:table-cell office:value-type="float" office:value="-11.188716">
                <text:p>-11.188716</text:p>
              </table:table-cell>
              <table:table-cell office:value-type="float" office:value="-54.176464">
                <text:p>-54.176464</text:p>
              </table:table-cell>
              <table:table-cell office:value-type="float" office:value="38.079449">
                <text:p>38.079449</text:p>
              </table:table-cell>
              <table:table-cell office:value-type="float" office:value="-11.688599">
                <text:p>-11.688599</text:p>
              </table:table-cell>
              <table:table-cell office:value-type="float" office:value="-26.390846">
                <text:p>-26.390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173401">
                <text:p>71.173401</text:p>
              </table:table-cell>
              <table:table-cell office:value-type="float" office:value="-10.813753">
                <text:p>-10.813753</text:p>
              </table:table-cell>
              <table:table-cell office:value-type="float" office:value="-60.359642">
                <text:p>-60.359642</text:p>
              </table:table-cell>
              <table:table-cell office:value-type="float" office:value="40.443303">
                <text:p>40.443303</text:p>
              </table:table-cell>
              <table:table-cell office:value-type="float" office:value="-11.62611">
                <text:p>-11.62611</text:p>
              </table:table-cell>
              <table:table-cell office:value-type="float" office:value="-28.817189">
                <text:p>-28.817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800728">
                <text:p>76.800728</text:p>
              </table:table-cell>
              <table:table-cell office:value-type="float" office:value="-10.453563">
                <text:p>-10.453563</text:p>
              </table:table-cell>
              <table:table-cell office:value-type="float" office:value="-66.347153">
                <text:p>-66.347153</text:p>
              </table:table-cell>
              <table:table-cell office:value-type="float" office:value="42.867131">
                <text:p>42.867131</text:p>
              </table:table-cell>
              <table:table-cell office:value-type="float" office:value="-11.54794">
                <text:p>-11.54794</text:p>
              </table:table-cell>
              <table:table-cell office:value-type="float" office:value="-31.319185">
                <text:p>-31.319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256058">
                <text:p>82.256058</text:p>
              </table:table-cell>
              <table:table-cell office:value-type="float" office:value="-10.107615">
                <text:p>-10.107615</text:p>
              </table:table-cell>
              <table:table-cell office:value-type="float" office:value="-72.14843">
                <text:p>-72.14843</text:p>
              </table:table-cell>
              <table:table-cell office:value-type="float" office:value="45.328938">
                <text:p>45.328938</text:p>
              </table:table-cell>
              <table:table-cell office:value-type="float" office:value="-11.45792">
                <text:p>-11.45792</text:p>
              </table:table-cell>
              <table:table-cell office:value-type="float" office:value="-33.871014">
                <text:p>-33.871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547867">
                <text:p>79.547867</text:p>
              </table:table-cell>
              <table:table-cell office:value-type="float" office:value="-1.775375">
                <text:p>-1.775375</text:p>
              </table:table-cell>
              <table:table-cell office:value-type="float" office:value="-77.772476">
                <text:p>-77.772476</text:p>
              </table:table-cell>
              <table:table-cell office:value-type="float" office:value="47.341815">
                <text:p>47.341815</text:p>
              </table:table-cell>
              <table:table-cell office:value-type="float" office:value="-10.888359">
                <text:p>-10.888359</text:p>
              </table:table-cell>
              <table:table-cell office:value-type="float" office:value="-36.453452">
                <text:p>-36.453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931526">
                <text:p>84.931526</text:p>
              </table:table-cell>
              <table:table-cell office:value-type="float" office:value="-9.717095">
                <text:p>-9.717095</text:p>
              </table:table-cell>
              <table:table-cell office:value-type="float" office:value="-75.214417">
                <text:p>-75.214417</text:p>
              </table:table-cell>
              <table:table-cell office:value-type="float" office:value="49.430132">
                <text:p>49.430132</text:p>
              </table:table-cell>
              <table:table-cell office:value-type="float" office:value="-10.823289">
                <text:p>-10.823289</text:p>
              </table:table-cell>
              <table:table-cell office:value-type="float" office:value="-38.606839">
                <text:p>-38.606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14463">
                <text:p>90.14463</text:p>
              </table:table-cell>
              <table:table-cell office:value-type="float" office:value="-9.39885">
                <text:p>-9.39885</text:p>
              </table:table-cell>
              <table:table-cell office:value-type="float" office:value="-80.745766">
                <text:p>-80.745766</text:p>
              </table:table-cell>
              <table:table-cell office:value-type="float" office:value="51.573001">
                <text:p>51.573001</text:p>
              </table:table-cell>
              <table:table-cell office:value-type="float" office:value="-10.748318">
                <text:p>-10.748318</text:p>
              </table:table-cell>
              <table:table-cell office:value-type="float" office:value="-40.824678">
                <text:p>-40.82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206184">
                <text:p>95.206184</text:p>
              </table:table-cell>
              <table:table-cell office:value-type="float" office:value="-17.093233">
                <text:p>-17.093233</text:p>
              </table:table-cell>
              <table:table-cell office:value-type="float" office:value="-78.112938">
                <text:p>-78.112938</text:p>
              </table:table-cell>
              <table:table-cell office:value-type="float" office:value="53.754663">
                <text:p>53.754663</text:p>
              </table:table-cell>
              <table:table-cell office:value-type="float" office:value="-11.065564">
                <text:p>-11.065564</text:p>
              </table:table-cell>
              <table:table-cell office:value-type="float" office:value="-42.68909">
                <text:p>-42.68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.111649">
                <text:p>100.111649</text:p>
              </table:table-cell>
              <table:table-cell office:value-type="float" office:value="-24.538937">
                <text:p>-24.538937</text:p>
              </table:table-cell>
              <table:table-cell office:value-type="float" office:value="-75.572701">
                <text:p>-75.572701</text:p>
              </table:table-cell>
              <table:table-cell office:value-type="float" office:value="55.962141">
                <text:p>55.962141</text:p>
              </table:table-cell>
              <table:table-cell office:value-type="float" office:value="-11.707153">
                <text:p>-11.707153</text:p>
              </table:table-cell>
              <table:table-cell office:value-type="float" office:value="-44.254976">
                <text:p>-44.254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.868889">
                <text:p>104.868889</text:p>
              </table:table-cell>
              <table:table-cell office:value-type="float" office:value="-23.745762">
                <text:p>-23.745762</text:p>
              </table:table-cell>
              <table:table-cell office:value-type="float" office:value="-81.123116">
                <text:p>-81.123116</text:p>
              </table:table-cell>
              <table:table-cell office:value-type="float" office:value="58.185175">
                <text:p>58.185175</text:p>
              </table:table-cell>
              <table:table-cell office:value-type="float" office:value="-12.254363">
                <text:p>-12.254363</text:p>
              </table:table-cell>
              <table:table-cell office:value-type="float" office:value="-45.9308">
                <text:p>-45.9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.494507">
                <text:p>109.494507</text:p>
              </table:table-cell>
              <table:table-cell office:value-type="float" office:value="-22.983797">
                <text:p>-22.983797</text:p>
              </table:table-cell>
              <table:table-cell office:value-type="float" office:value="-86.510704">
                <text:p>-86.510704</text:p>
              </table:table-cell>
              <table:table-cell office:value-type="float" office:value="60.416016">
                <text:p>60.416016</text:p>
              </table:table-cell>
              <table:table-cell office:value-type="float" office:value="-12.72086">
                <text:p>-12.72086</text:p>
              </table:table-cell>
              <table:table-cell office:value-type="float" office:value="-47.695143">
                <text:p>-47.69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.994957">
                <text:p>105.994957</text:p>
              </table:table-cell>
              <table:table-cell office:value-type="float" office:value="-30.25178">
                <text:p>-30.25178</text:p>
              </table:table-cell>
              <table:table-cell office:value-type="float" office:value="-75.743172">
                <text:p>-75.743172</text:p>
              </table:table-cell>
              <table:table-cell office:value-type="float" office:value="62.31514">
                <text:p>62.31514</text:p>
              </table:table-cell>
              <table:table-cell office:value-type="float" office:value="-13.451314">
                <text:p>-13.451314</text:p>
              </table:table-cell>
              <table:table-cell office:value-type="float" office:value="-48.86381">
                <text:p>-48.86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.581802">
                <text:p>110.581802</text:p>
              </table:table-cell>
              <table:table-cell office:value-type="float" office:value="-29.279697">
                <text:p>-29.279697</text:p>
              </table:table-cell>
              <table:table-cell office:value-type="float" office:value="-81.302094">
                <text:p>-81.302094</text:p>
              </table:table-cell>
              <table:table-cell office:value-type="float" office:value="64.245806">
                <text:p>64.245806</text:p>
              </table:table-cell>
              <table:table-cell office:value-type="float" office:value="-14.084449">
                <text:p>-14.084449</text:p>
              </table:table-cell>
              <table:table-cell office:value-type="float" office:value="-50.161343">
                <text:p>-50.161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04435">
                <text:p>115.04435</text:p>
              </table:table-cell>
              <table:table-cell office:value-type="float" office:value="-36.345665">
                <text:p>-36.345665</text:p>
              </table:table-cell>
              <table:table-cell office:value-type="float" office:value="-78.698669">
                <text:p>-78.698669</text:p>
              </table:table-cell>
              <table:table-cell office:value-type="float" office:value="66.199594">
                <text:p>66.199594</text:p>
              </table:table-cell>
              <table:table-cell office:value-type="float" office:value="-14.94065">
                <text:p>-14.94065</text:p>
              </table:table-cell>
              <table:table-cell office:value-type="float" office:value="-51.25893">
                <text:p>-51.25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.379044">
                <text:p>119.379044</text:p>
              </table:table-cell>
              <table:table-cell office:value-type="float" office:value="-35.190456">
                <text:p>-35.190456</text:p>
              </table:table-cell>
              <table:table-cell office:value-type="float" office:value="-84.188576">
                <text:p>-84.188576</text:p>
              </table:table-cell>
              <table:table-cell office:value-type="float" office:value="68.169203">
                <text:p>68.169203</text:p>
              </table:table-cell>
              <table:table-cell office:value-type="float" office:value="-15.690643">
                <text:p>-15.690643</text:p>
              </table:table-cell>
              <table:table-cell office:value-type="float" office:value="-52.478547">
                <text:p>-52.478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600494">
                <text:p>123.600494</text:p>
              </table:table-cell>
              <table:table-cell office:value-type="float" office:value="-34.080109">
                <text:p>-34.080109</text:p>
              </table:table-cell>
              <table:table-cell office:value-type="float" office:value="-89.52037">
                <text:p>-89.52037</text:p>
              </table:table-cell>
              <table:table-cell office:value-type="float" office:value="70.148891">
                <text:p>70.148891</text:p>
              </table:table-cell>
              <table:table-cell office:value-type="float" office:value="-16.34741">
                <text:p>-16.34741</text:p>
              </table:table-cell>
              <table:table-cell office:value-type="float" office:value="-53.80147">
                <text:p>-53.80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.714195">
                <text:p>119.714195</text:p>
              </table:table-cell>
              <table:table-cell office:value-type="float" office:value="-25.012819">
                <text:p>-25.012819</text:p>
              </table:table-cell>
              <table:table-cell office:value-type="float" office:value="-94.701355">
                <text:p>-94.701355</text:p>
              </table:table-cell>
              <table:table-cell office:value-type="float" office:value="71.858036">
                <text:p>71.858036</text:p>
              </table:table-cell>
              <table:table-cell office:value-type="float" office:value="-16.646217">
                <text:p>-16.646217</text:p>
              </table:table-cell>
              <table:table-cell office:value-type="float" office:value="-55.211813">
                <text:p>-55.211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941559">
                <text:p>123.941559</text:p>
              </table:table-cell>
              <table:table-cell office:value-type="float" office:value="-32.228443">
                <text:p>-32.228443</text:p>
              </table:table-cell>
              <table:table-cell office:value-type="float" office:value="-91.713097">
                <text:p>-91.713097</text:p>
              </table:table-cell>
              <table:table-cell office:value-type="float" office:value="73.594157">
                <text:p>73.594157</text:p>
              </table:table-cell>
              <table:table-cell office:value-type="float" office:value="-17.165625">
                <text:p>-17.165625</text:p>
              </table:table-cell>
              <table:table-cell office:value-type="float" office:value="-56.428524">
                <text:p>-56.428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049164">
                <text:p>128.049164</text:p>
              </table:table-cell>
              <table:table-cell office:value-type="float" office:value="-31.220741">
                <text:p>-31.220741</text:p>
              </table:table-cell>
              <table:table-cell office:value-type="float" office:value="-96.8284">
                <text:p>-96.8284</text:p>
              </table:table-cell>
              <table:table-cell office:value-type="float" office:value="75.350767">
                <text:p>75.350767</text:p>
              </table:table-cell>
              <table:table-cell office:value-type="float" office:value="-17.619017">
                <text:p>-17.619017</text:p>
              </table:table-cell>
              <table:table-cell office:value-type="float" office:value="-57.731745">
                <text:p>-57.731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.054733">
                <text:p>132.054733</text:p>
              </table:table-cell>
              <table:table-cell office:value-type="float" office:value="-30.252058">
                <text:p>-30.252058</text:p>
              </table:table-cell>
              <table:table-cell office:value-type="float" office:value="-101.80265">
                <text:p>-101.80265</text:p>
              </table:table-cell>
              <table:table-cell office:value-type="float" office:value="77.122765">
                <text:p>77.122765</text:p>
              </table:table-cell>
              <table:table-cell office:value-type="float" office:value="-18.0138">
                <text:p>-18.0138</text:p>
              </table:table-cell>
              <table:table-cell office:value-type="float" office:value="-59.108959">
                <text:p>-59.108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963089">
                <text:p>127.963089</text:p>
              </table:table-cell>
              <table:table-cell office:value-type="float" office:value="-21.320766">
                <text:p>-21.320766</text:p>
              </table:table-cell>
              <table:table-cell office:value-type="float" office:value="-106.642296">
                <text:p>-106.642296</text:p>
              </table:table-cell>
              <table:table-cell office:value-type="float" office:value="78.663382">
                <text:p>78.663382</text:p>
              </table:table-cell>
              <table:table-cell office:value-type="float" office:value="-18.11401">
                <text:p>-18.11401</text:p>
              </table:table-cell>
              <table:table-cell office:value-type="float" office:value="-60.549364">
                <text:p>-60.549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989212">
                <text:p>131.989212</text:p>
              </table:table-cell>
              <table:table-cell office:value-type="float" office:value="-20.663591">
                <text:p>-20.663591</text:p>
              </table:table-cell>
              <table:table-cell office:value-type="float" office:value="-111.325592">
                <text:p>-111.325592</text:p>
              </table:table-cell>
              <table:table-cell office:value-type="float" office:value="80.23179">
                <text:p>80.23179</text:p>
              </table:table-cell>
              <table:table-cell office:value-type="float" office:value="-18.188997">
                <text:p>-18.188997</text:p>
              </table:table-cell>
              <table:table-cell office:value-type="float" office:value="-62.042782">
                <text:p>-62.042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.918457">
                <text:p>135.918457</text:p>
              </table:table-cell>
              <table:table-cell office:value-type="float" office:value="-20.031824">
                <text:p>-20.031824</text:p>
              </table:table-cell>
              <table:table-cell office:value-type="float" office:value="-115.886597">
                <text:p>-115.886597</text:p>
              </table:table-cell>
              <table:table-cell office:value-type="float" office:value="81.822838">
                <text:p>81.822838</text:p>
              </table:table-cell>
              <table:table-cell office:value-type="float" office:value="-18.241649">
                <text:p>-18.241649</text:p>
              </table:table-cell>
              <table:table-cell office:value-type="float" office:value="-63.58118">
                <text:p>-63.58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755226">
                <text:p>123.755226</text:p>
              </table:table-cell>
              <table:table-cell office:value-type="float" office:value="-19.42437">
                <text:p>-19.42437</text:p>
              </table:table-cell>
              <table:table-cell office:value-type="float" office:value="-104.330818">
                <text:p>-104.330818</text:p>
              </table:table-cell>
              <table:table-cell office:value-type="float" office:value="82.987623">
                <text:p>82.987623</text:p>
              </table:table-cell>
              <table:table-cell office:value-type="float" office:value="-18.274502">
                <text:p>-18.274502</text:p>
              </table:table-cell>
              <table:table-cell office:value-type="float" office:value="-64.713114">
                <text:p>-64.713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7.890121">
                <text:p>127.890121</text:p>
              </table:table-cell>
              <table:table-cell office:value-type="float" office:value="-18.821854">
                <text:p>-18.821854</text:p>
              </table:table-cell>
              <table:table-cell office:value-type="float" office:value="-109.06823">
                <text:p>-109.06823</text:p>
              </table:table-cell>
              <table:table-cell office:value-type="float" office:value="84.201205">
                <text:p>84.201205</text:p>
              </table:table-cell>
              <table:table-cell office:value-type="float" office:value="-18.289295">
                <text:p>-18.289295</text:p>
              </table:table-cell>
              <table:table-cell office:value-type="float" office:value="-65.911898">
                <text:p>-65.911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923431">
                <text:p>131.923431</text:p>
              </table:table-cell>
              <table:table-cell office:value-type="float" office:value="-26.242733">
                <text:p>-26.242733</text:p>
              </table:table-cell>
              <table:table-cell office:value-type="float" office:value="-105.680656">
                <text:p>-105.680656</text:p>
              </table:table-cell>
              <table:table-cell office:value-type="float" office:value="85.457051">
                <text:p>85.457051</text:p>
              </table:table-cell>
              <table:table-cell office:value-type="float" office:value="-18.498596">
                <text:p>-18.498596</text:p>
              </table:table-cell>
              <table:table-cell office:value-type="float" office:value="-66.958445">
                <text:p>-66.958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.842506">
                <text:p>127.842506</text:p>
              </table:table-cell>
              <table:table-cell office:value-type="float" office:value="-17.436901">
                <text:p>-17.436901</text:p>
              </table:table-cell>
              <table:table-cell office:value-type="float" office:value="-110.405563">
                <text:p>-110.405563</text:p>
              </table:table-cell>
              <table:table-cell office:value-type="float" office:value="86.543858">
                <text:p>86.543858</text:p>
              </table:table-cell>
              <table:table-cell office:value-type="float" office:value="-18.471373">
                <text:p>-18.471373</text:p>
              </table:table-cell>
              <table:table-cell office:value-type="float" office:value="-68.072472">
                <text:p>-68.072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880096">
                <text:p>123.880096</text:p>
              </table:table-cell>
              <table:table-cell office:value-type="float" office:value="-8.900932">
                <text:p>-8.900932</text:p>
              </table:table-cell>
              <table:table-cell office:value-type="float" office:value="-114.979118">
                <text:p>-114.979118</text:p>
              </table:table-cell>
              <table:table-cell office:value-type="float" office:value="87.477264">
                <text:p>87.477264</text:p>
              </table:table-cell>
              <table:table-cell office:value-type="float" office:value="-18.232112">
                <text:p>-18.232112</text:p>
              </table:table-cell>
              <table:table-cell office:value-type="float" office:value="-69.245135">
                <text:p>-69.245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03624">
                <text:p>128.03624</text:p>
              </table:table-cell>
              <table:table-cell office:value-type="float" office:value="-8.62724">
                <text:p>-8.62724</text:p>
              </table:table-cell>
              <table:table-cell office:value-type="float" office:value="-119.408958">
                <text:p>-119.408958</text:p>
              </table:table-cell>
              <table:table-cell office:value-type="float" office:value="88.466505">
                <text:p>88.466505</text:p>
              </table:table-cell>
              <table:table-cell office:value-type="float" office:value="-17.997847">
                <text:p>-17.997847</text:p>
              </table:table-cell>
              <table:table-cell office:value-type="float" office:value="-70.468643">
                <text:p>-70.468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.091034">
                <text:p>132.091034</text:p>
              </table:table-cell>
              <table:table-cell office:value-type="float" office:value="-16.364151">
                <text:p>-16.364151</text:p>
              </table:table-cell>
              <table:table-cell office:value-type="float" office:value="-115.726845">
                <text:p>-115.726845</text:p>
              </table:table-cell>
              <table:table-cell office:value-type="float" office:value="89.505185">
                <text:p>89.505185</text:p>
              </table:table-cell>
              <table:table-cell office:value-type="float" office:value="-17.958949">
                <text:p>-17.958949</text:p>
              </table:table-cell>
              <table:table-cell office:value-type="float" office:value="-71.546218">
                <text:p>-71.546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6.027908">
                <text:p>136.027908</text:p>
              </table:table-cell>
              <table:table-cell office:value-type="float" office:value="-15.865696">
                <text:p>-15.865696</text:p>
              </table:table-cell>
              <table:table-cell office:value-type="float" office:value="-120.162178">
                <text:p>-120.162178</text:p>
              </table:table-cell>
              <table:table-cell office:value-type="float" office:value="90.587107">
                <text:p>90.587107</text:p>
              </table:table-cell>
              <table:table-cell office:value-type="float" office:value="-17.91027">
                <text:p>-17.91027</text:p>
              </table:table-cell>
              <table:table-cell office:value-type="float" office:value="-72.67682">
                <text:p>-72.67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.872452">
                <text:p>131.872452</text:p>
              </table:table-cell>
              <table:table-cell office:value-type="float" office:value="-7.386406">
                <text:p>-7.386406</text:p>
              </table:table-cell>
              <table:table-cell office:value-type="float" office:value="-124.486008">
                <text:p>-124.486008</text:p>
              </table:table-cell>
              <table:table-cell office:value-type="float" office:value="91.525413">
                <text:p>91.525413</text:p>
              </table:table-cell>
              <table:table-cell office:value-type="float" office:value="-17.671091">
                <text:p>-17.671091</text:p>
              </table:table-cell>
              <table:table-cell office:value-type="float" office:value="-73.854304">
                <text:p>-73.854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838455">
                <text:p>135.838455</text:p>
              </table:table-cell>
              <table:table-cell office:value-type="float" office:value="-7.163136">
                <text:p>-7.163136</text:p>
              </table:table-cell>
              <table:table-cell office:value-type="float" office:value="-128.675278">
                <text:p>-128.675278</text:p>
              </table:table-cell>
              <table:table-cell office:value-type="float" office:value="92.510145">
                <text:p>92.510145</text:p>
              </table:table-cell>
              <table:table-cell office:value-type="float" office:value="-17.437581">
                <text:p>-17.437581</text:p>
              </table:table-cell>
              <table:table-cell office:value-type="float" office:value="-75.072548">
                <text:p>-75.072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.711716">
                <text:p>139.711716</text:p>
              </table:table-cell>
              <table:table-cell office:value-type="float" office:value="-14.948422">
                <text:p>-14.948422</text:p>
              </table:table-cell>
              <table:table-cell office:value-type="float" office:value="-124.763252">
                <text:p>-124.763252</text:p>
              </table:table-cell>
              <table:table-cell office:value-type="float" office:value="93.536271">
                <text:p>93.536271</text:p>
              </table:table-cell>
              <table:table-cell office:value-type="float" office:value="-17.383469">
                <text:p>-17.383469</text:p>
              </table:table-cell>
              <table:table-cell office:value-type="float" office:value="-76.152779">
                <text:p>-76.152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472931">
                <text:p>135.472931</text:p>
              </table:table-cell>
              <table:table-cell office:value-type="float" office:value="-6.500619">
                <text:p>-6.500619</text:p>
              </table:table-cell>
              <table:table-cell office:value-type="float" office:value="-128.97226">
                <text:p>-128.97226</text:p>
              </table:table-cell>
              <table:table-cell office:value-type="float" office:value="94.428545">
                <text:p>94.428545</text:p>
              </table:table-cell>
              <table:table-cell office:value-type="float" office:value="-17.151919">
                <text:p>-17.151919</text:p>
              </table:table-cell>
              <table:table-cell office:value-type="float" office:value="-77.276596">
                <text:p>-77.276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.356705">
                <text:p>139.356705</text:p>
              </table:table-cell>
              <table:table-cell office:value-type="float" office:value="-6.305744">
                <text:p>-6.305744</text:p>
              </table:table-cell>
              <table:table-cell office:value-type="float" office:value="-133.050919">
                <text:p>-133.050919</text:p>
              </table:table-cell>
              <table:table-cell office:value-type="float" office:value="95.364553">
                <text:p>95.364553</text:p>
              </table:table-cell>
              <table:table-cell office:value-type="float" office:value="-16.925957">
                <text:p>-16.925957</text:p>
              </table:table-cell>
              <table:table-cell office:value-type="float" office:value="-78.438563">
                <text:p>-78.438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.151398">
                <text:p>135.151398</text:p>
              </table:table-cell>
              <table:table-cell office:value-type="float" office:value="1.881705">
                <text:p>1.881705</text:p>
              </table:table-cell>
              <table:table-cell office:value-type="float" office:value="-137.033066">
                <text:p>-137.033066</text:p>
              </table:table-cell>
              <table:table-cell office:value-type="float" office:value="96.176529">
                <text:p>96.176529</text:p>
              </table:table-cell>
              <table:table-cell office:value-type="float" office:value="-16.542127">
                <text:p>-16.542127</text:p>
              </table:table-cell>
              <table:table-cell office:value-type="float" office:value="-79.634367">
                <text:p>-79.634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.069504">
                <text:p>131.069504</text:p>
              </table:table-cell>
              <table:table-cell office:value-type="float" office:value="-6.174252">
                <text:p>-6.174252</text:p>
              </table:table-cell>
              <table:table-cell office:value-type="float" office:value="-124.895218">
                <text:p>-124.895218</text:p>
              </table:table-cell>
              <table:table-cell office:value-type="float" office:value="96.874385">
                <text:p>96.874385</text:p>
              </table:table-cell>
              <table:table-cell office:value-type="float" office:value="-16.334769">
                <text:p>-16.334769</text:p>
              </table:table-cell>
              <table:table-cell office:value-type="float" office:value="-80.539585">
                <text:p>-80.539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.058136">
                <text:p>127.058136</text:p>
              </table:table-cell>
              <table:table-cell office:value-type="float" office:value="2.012465">
                <text:p>2.012465</text:p>
              </table:table-cell>
              <table:table-cell office:value-type="float" office:value="-129.070572">
                <text:p>-129.070572</text:p>
              </table:table-cell>
              <table:table-cell office:value-type="float" office:value="97.466222">
                <text:p>97.466222</text:p>
              </table:table-cell>
              <table:table-cell office:value-type="float" office:value="-15.97502">
                <text:p>-15.97502</text:p>
              </table:table-cell>
              <table:table-cell office:value-type="float" office:value="-81.491173">
                <text:p>-81.4911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167801">
                <text:p>131.167801</text:p>
              </table:table-cell>
              <table:table-cell office:value-type="float" office:value="1.951608">
                <text:p>1.951608</text:p>
              </table:table-cell>
              <table:table-cell office:value-type="float" office:value="-133.119385">
                <text:p>-133.119385</text:p>
              </table:table-cell>
              <table:table-cell office:value-type="float" office:value="98.114333">
                <text:p>98.114333</text:p>
              </table:table-cell>
              <table:table-cell office:value-type="float" office:value="-15.630277">
                <text:p>-15.630277</text:p>
              </table:table-cell>
              <table:table-cell office:value-type="float" office:value="-82.484018">
                <text:p>-82.484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17923">
                <text:p>135.17923</text:p>
              </table:table-cell>
              <table:table-cell office:value-type="float" office:value="1.893085">
                <text:p>1.893085</text:p>
              </table:table-cell>
              <table:table-cell office:value-type="float" office:value="-137.072296">
                <text:p>-137.072296</text:p>
              </table:table-cell>
              <table:table-cell office:value-type="float" office:value="98.81367">
                <text:p>98.81367</text:p>
              </table:table-cell>
              <table:table-cell office:value-type="float" office:value="-15.299648">
                <text:p>-15.299648</text:p>
              </table:table-cell>
              <table:table-cell office:value-type="float" office:value="-83.513985">
                <text:p>-83.513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096741">
                <text:p>131.096741</text:p>
              </table:table-cell>
              <table:table-cell office:value-type="float" office:value="9.836794">
                <text:p>9.836794</text:p>
              </table:table-cell>
              <table:table-cell office:value-type="float" office:value="-140.933502">
                <text:p>-140.933502</text:p>
              </table:table-cell>
              <table:table-cell office:value-type="float" office:value="99.411504">
                <text:p>99.411504</text:p>
              </table:table-cell>
              <table:table-cell office:value-type="float" office:value="-14.834158">
                <text:p>-14.834158</text:p>
              </table:table-cell>
              <table:table-cell office:value-type="float" office:value="-84.577311">
                <text:p>-84.577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137115">
                <text:p>135.137115</text:p>
              </table:table-cell>
              <table:table-cell office:value-type="float" office:value="9.544323">
                <text:p>9.544323</text:p>
              </table:table-cell>
              <table:table-cell office:value-type="float" office:value="-144.681412">
                <text:p>-144.681412</text:p>
              </table:table-cell>
              <table:table-cell office:value-type="float" office:value="100.061062">
                <text:p>100.061062</text:p>
              </table:table-cell>
              <table:table-cell office:value-type="float" office:value="-14.390914">
                <text:p>-14.390914</text:p>
              </table:table-cell>
              <table:table-cell office:value-type="float" office:value="-85.670117">
                <text:p>-85.670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.082886">
                <text:p>139.082886</text:p>
              </table:table-cell>
              <table:table-cell office:value-type="float" office:value="9.26293">
                <text:p>9.26293</text:p>
              </table:table-cell>
              <table:table-cell office:value-type="float" office:value="-148.345795">
                <text:p>-148.345795</text:p>
              </table:table-cell>
              <table:table-cell office:value-type="float" office:value="100.757882">
                <text:p>100.757882</text:p>
              </table:table-cell>
              <table:table-cell office:value-type="float" office:value="-13.968523">
                <text:p>-13.968523</text:p>
              </table:table-cell>
              <table:table-cell office:value-type="float" office:value="-86.789324">
                <text:p>-86.789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.938095">
                <text:p>142.938095</text:p>
              </table:table-cell>
              <table:table-cell office:value-type="float" office:value="8.992129">
                <text:p>8.992129</text:p>
              </table:table-cell>
              <table:table-cell office:value-type="float" office:value="-151.930206">
                <text:p>-151.930206</text:p>
              </table:table-cell>
              <table:table-cell office:value-type="float" office:value="101.497884">
                <text:p>101.497884</text:p>
              </table:table-cell>
              <table:table-cell office:value-type="float" office:value="-13.565705">
                <text:p>-13.565705</text:p>
              </table:table-cell>
              <table:table-cell office:value-type="float" office:value="-87.932146">
                <text:p>-87.932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.706543">
                <text:p>138.706543</text:p>
              </table:table-cell>
              <table:table-cell office:value-type="float" office:value="16.731459">
                <text:p>16.731459</text:p>
              </table:table-cell>
              <table:table-cell office:value-type="float" office:value="-155.437988">
                <text:p>-155.437988</text:p>
              </table:table-cell>
              <table:table-cell office:value-type="float" office:value="102.139413">
                <text:p>102.139413</text:p>
              </table:table-cell>
              <table:table-cell office:value-type="float" office:value="-13.04334">
                <text:p>-13.04334</text:p>
              </table:table-cell>
              <table:table-cell office:value-type="float" office:value="-89.09604">
                <text:p>-89.09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.600052">
                <text:p>142.600052</text:p>
              </table:table-cell>
              <table:table-cell office:value-type="float" office:value="8.246344">
                <text:p>8.246344</text:p>
              </table:table-cell>
              <table:table-cell office:value-type="float" office:value="-150.846375">
                <text:p>-150.846375</text:p>
              </table:table-cell>
              <table:table-cell office:value-type="float" office:value="102.825187">
                <text:p>102.825187</text:p>
              </table:table-cell>
              <table:table-cell office:value-type="float" office:value="-12.682498">
                <text:p>-12.682498</text:p>
              </table:table-cell>
              <table:table-cell office:value-type="float" office:value="-90.142653">
                <text:p>-90.142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373032">
                <text:p>130.373032</text:p>
              </table:table-cell>
              <table:table-cell office:value-type="float" office:value="16.006891">
                <text:p>16.006891</text:p>
              </table:table-cell>
              <table:table-cell office:value-type="float" office:value="-146.379913">
                <text:p>-146.379913</text:p>
              </table:table-cell>
              <table:table-cell office:value-type="float" office:value="103.284318">
                <text:p>103.284318</text:p>
              </table:table-cell>
              <table:table-cell office:value-type="float" office:value="-12.204342">
                <text:p>-12.204342</text:p>
              </table:table-cell>
              <table:table-cell office:value-type="float" office:value="-91.07994">
                <text:p>-91.07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4.453491">
                <text:p>134.453491</text:p>
              </table:table-cell>
              <table:table-cell office:value-type="float" office:value="7.533657">
                <text:p>7.533657</text:p>
              </table:table-cell>
              <table:table-cell office:value-type="float" office:value="-141.987137">
                <text:p>-141.987137</text:p>
              </table:table-cell>
              <table:table-cell office:value-type="float" office:value="103.79529">
                <text:p>103.79529</text:p>
              </table:table-cell>
              <table:table-cell office:value-type="float" office:value="-11.880768">
                <text:p>-11.880768</text:p>
              </table:table-cell>
              <table:table-cell office:value-type="float" office:value="-91.914487">
                <text:p>-91.914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.407562">
                <text:p>138.407562</text:p>
              </table:table-cell>
              <table:table-cell office:value-type="float" office:value="-0.689304">
                <text:p>-0.689304</text:p>
              </table:table-cell>
              <table:table-cell office:value-type="float" office:value="-137.718246">
                <text:p>-137.718246</text:p>
              </table:table-cell>
              <table:table-cell office:value-type="float" office:value="104.353555">
                <text:p>104.353555</text:p>
              </table:table-cell>
              <table:table-cell office:value-type="float" office:value="-11.700261">
                <text:p>-11.700261</text:p>
              </table:table-cell>
              <table:table-cell office:value-type="float" office:value="-92.653257">
                <text:p>-92.653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.242188">
                <text:p>142.242188</text:p>
              </table:table-cell>
              <table:table-cell office:value-type="float" office:value="-8.668893">
                <text:p>-8.668893</text:p>
              </table:table-cell>
              <table:table-cell office:value-type="float" office:value="-133.573273">
                <text:p>-133.573273</text:p>
              </table:table-cell>
              <table:table-cell office:value-type="float" office:value="104.954962">
                <text:p>104.954962</text:p>
              </table:table-cell>
              <table:table-cell office:value-type="float" office:value="-11.652144">
                <text:p>-11.652144</text:p>
              </table:table-cell>
              <table:table-cell office:value-type="float" office:value="-93.302781">
                <text:p>-93.3027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.964005">
                <text:p>145.964005</text:p>
              </table:table-cell>
              <table:table-cell office:value-type="float" office:value="-8.412176">
                <text:p>-8.412176</text:p>
              </table:table-cell>
              <table:table-cell office:value-type="float" office:value="-137.551804">
                <text:p>-137.551804</text:p>
              </table:table-cell>
              <table:table-cell office:value-type="float" office:value="105.595726">
                <text:p>105.595726</text:p>
              </table:table-cell>
              <table:table-cell office:value-type="float" office:value="-11.60152">
                <text:p>-11.60152</text:p>
              </table:table-cell>
              <table:table-cell office:value-type="float" office:value="-93.994171">
                <text:p>-93.994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.6035">
                <text:p>149.6035</text:p>
              </table:table-cell>
              <table:table-cell office:value-type="float" office:value="-8.165155">
                <text:p>-8.165155</text:p>
              </table:table-cell>
              <table:table-cell office:value-type="float" office:value="-141.438309">
                <text:p>-141.438309</text:p>
              </table:table-cell>
              <table:table-cell office:value-type="float" office:value="106.272769">
                <text:p>106.272769</text:p>
              </table:table-cell>
              <table:table-cell office:value-type="float" office:value="-11.548653">
                <text:p>-11.548653</text:p>
              </table:table-cell>
              <table:table-cell office:value-type="float" office:value="-94.724084">
                <text:p>-94.724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.164139">
                <text:p>153.164139</text:p>
              </table:table-cell>
              <table:table-cell office:value-type="float" office:value="-7.927407">
                <text:p>-7.927407</text:p>
              </table:table-cell>
              <table:table-cell office:value-type="float" office:value="-145.236694">
                <text:p>-145.236694</text:p>
              </table:table-cell>
              <table:table-cell office:value-type="float" office:value="106.983243">
                <text:p>106.983243</text:p>
              </table:table-cell>
              <table:table-cell office:value-type="float" office:value="-11.493786">
                <text:p>-11.493786</text:p>
              </table:table-cell>
              <table:table-cell office:value-type="float" office:value="-95.489428">
                <text:p>-95.489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.6492">
                <text:p>156.6492</text:p>
              </table:table-cell>
              <table:table-cell office:value-type="float" office:value="-7.698526">
                <text:p>-7.698526</text:p>
              </table:table-cell>
              <table:table-cell office:value-type="float" office:value="-148.950638">
                <text:p>-148.950638</text:p>
              </table:table-cell>
              <table:table-cell office:value-type="float" office:value="107.724529">
                <text:p>107.724529</text:p>
              </table:table-cell>
              <table:table-cell office:value-type="float" office:value="-11.43714">
                <text:p>-11.43714</text:p>
              </table:table-cell>
              <table:table-cell office:value-type="float" office:value="-96.287357">
                <text:p>-96.2873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.061768">
                <text:p>160.061768</text:p>
              </table:table-cell>
              <table:table-cell office:value-type="float" office:value="-7.478126">
                <text:p>-7.478126</text:p>
              </table:table-cell>
              <table:table-cell office:value-type="float" office:value="-152.583603">
                <text:p>-152.583603</text:p>
              </table:table-cell>
              <table:table-cell office:value-type="float" office:value="108.494198">
                <text:p>108.494198</text:p>
              </table:table-cell>
              <table:table-cell office:value-type="float" office:value="-11.37892">
                <text:p>-11.37892</text:p>
              </table:table-cell>
              <table:table-cell office:value-type="float" office:value="-97.115242">
                <text:p>-97.115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3.40477">
                <text:p>163.40477</text:p>
              </table:table-cell>
              <table:table-cell office:value-type="float" office:value="-7.265838">
                <text:p>-7.265838</text:p>
              </table:table-cell>
              <table:table-cell office:value-type="float" office:value="-156.138885">
                <text:p>-156.138885</text:p>
              </table:table-cell>
              <table:table-cell office:value-type="float" office:value="109.290004">
                <text:p>109.290004</text:p>
              </table:table-cell>
              <table:table-cell office:value-type="float" office:value="-11.319309">
                <text:p>-11.319309</text:p>
              </table:table-cell>
              <table:table-cell office:value-type="float" office:value="-97.970654">
                <text:p>-97.970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.680939">
                <text:p>166.680939</text:p>
              </table:table-cell>
              <table:table-cell office:value-type="float" office:value="-7.061309">
                <text:p>-7.061309</text:p>
              </table:table-cell>
              <table:table-cell office:value-type="float" office:value="-159.619583">
                <text:p>-159.619583</text:p>
              </table:table-cell>
              <table:table-cell office:value-type="float" office:value="110.109877">
                <text:p>110.109877</text:p>
              </table:table-cell>
              <table:table-cell office:value-type="float" office:value="-11.25848">
                <text:p>-11.25848</text:p>
              </table:table-cell>
              <table:table-cell office:value-type="float" office:value="-98.851353">
                <text:p>-98.851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.892883">
                <text:p>169.892883</text:p>
              </table:table-cell>
              <table:table-cell office:value-type="float" office:value="-6.864205">
                <text:p>-6.864205</text:p>
              </table:table-cell>
              <table:table-cell office:value-type="float" office:value="-163.028641">
                <text:p>-163.028641</text:p>
              </table:table-cell>
              <table:table-cell office:value-type="float" office:value="110.951894">
                <text:p>110.951894</text:p>
              </table:table-cell>
              <table:table-cell office:value-type="float" office:value="-11.196589">
                <text:p>-11.196589</text:p>
              </table:table-cell>
              <table:table-cell office:value-type="float" office:value="-99.755261">
                <text:p>-99.755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.043076">
                <text:p>173.043076</text:p>
              </table:table-cell>
              <table:table-cell office:value-type="float" office:value="-6.674206">
                <text:p>-6.674206</text:p>
              </table:table-cell>
              <table:table-cell office:value-type="float" office:value="-166.36882">
                <text:p>-166.36882</text:p>
              </table:table-cell>
              <table:table-cell office:value-type="float" office:value="111.81427">
                <text:p>111.81427</text:p>
              </table:table-cell>
              <table:table-cell office:value-type="float" office:value="-11.133778">
                <text:p>-11.133778</text:p>
              </table:table-cell>
              <table:table-cell office:value-type="float" office:value="-100.680447">
                <text:p>-100.680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.13382">
                <text:p>176.13382</text:p>
              </table:table-cell>
              <table:table-cell office:value-type="float" office:value="-6.491009">
                <text:p>-6.491009</text:p>
              </table:table-cell>
              <table:table-cell office:value-type="float" office:value="-169.642776">
                <text:p>-169.642776</text:p>
              </table:table-cell>
              <table:table-cell office:value-type="float" office:value="112.695366">
                <text:p>112.695366</text:p>
              </table:table-cell>
              <table:table-cell office:value-type="float" office:value="-11.070179">
                <text:p>-11.070179</text:p>
              </table:table-cell>
              <table:table-cell office:value-type="float" office:value="-101.625134">
                <text:p>-101.625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9.167343">
                <text:p>179.167343</text:p>
              </table:table-cell>
              <table:table-cell office:value-type="float" office:value="-6.314322">
                <text:p>-6.314322</text:p>
              </table:table-cell>
              <table:table-cell office:value-type="float" office:value="-172.852982">
                <text:p>-172.852982</text:p>
              </table:table-cell>
              <table:table-cell office:value-type="float" office:value="113.593631">
                <text:p>113.593631</text:p>
              </table:table-cell>
              <table:table-cell office:value-type="float" office:value="-11.005911">
                <text:p>-11.005911</text:p>
              </table:table-cell>
              <table:table-cell office:value-type="float" office:value="-102.587673">
                <text:p>-102.587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2.145721">
                <text:p>182.145721</text:p>
              </table:table-cell>
              <table:table-cell office:value-type="float" office:value="-6.143868">
                <text:p>-6.143868</text:p>
              </table:table-cell>
              <table:table-cell office:value-type="float" office:value="-176.001816">
                <text:p>-176.001816</text:p>
              </table:table-cell>
              <table:table-cell office:value-type="float" office:value="114.507656">
                <text:p>114.507656</text:p>
              </table:table-cell>
              <table:table-cell office:value-type="float" office:value="-10.941083">
                <text:p>-10.941083</text:p>
              </table:table-cell>
              <table:table-cell office:value-type="float" office:value="-103.56653">
                <text:p>-103.5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5.070938">
                <text:p>185.070938</text:p>
              </table:table-cell>
              <table:table-cell office:value-type="float" office:value="-5.979387">
                <text:p>-5.979387</text:p>
              </table:table-cell>
              <table:table-cell office:value-type="float" office:value="-179.091507">
                <text:p>-179.091507</text:p>
              </table:table-cell>
              <table:table-cell office:value-type="float" office:value="115.436125">
                <text:p>115.436125</text:p>
              </table:table-cell>
              <table:table-cell office:value-type="float" office:value="-10.875797">
                <text:p>-10.875797</text:p>
              </table:table-cell>
              <table:table-cell office:value-type="float" office:value="-104.560277">
                <text:p>-104.560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7.944855">
                <text:p>187.944855</text:p>
              </table:table-cell>
              <table:table-cell office:value-type="float" office:value="-5.820625">
                <text:p>-5.820625</text:p>
              </table:table-cell>
              <table:table-cell office:value-type="float" office:value="-182.124191">
                <text:p>-182.124191</text:p>
              </table:table-cell>
              <table:table-cell office:value-type="float" office:value="116.377803">
                <text:p>116.377803</text:p>
              </table:table-cell>
              <table:table-cell office:value-type="float" office:value="-10.810146">
                <text:p>-10.810146</text:p>
              </table:table-cell>
              <table:table-cell office:value-type="float" office:value="-105.567598">
                <text:p>-105.567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.769272">
                <text:p>182.769272</text:p>
              </table:table-cell>
              <table:table-cell office:value-type="float" office:value="-13.667344">
                <text:p>-13.667344</text:p>
              </table:table-cell>
              <table:table-cell office:value-type="float" office:value="-169.101898">
                <text:p>-169.101898</text:p>
              </table:table-cell>
              <table:table-cell office:value-type="float" office:value="117.228979">
                <text:p>117.228979</text:p>
              </table:table-cell>
              <table:table-cell office:value-type="float" office:value="-10.846777">
                <text:p>-10.846777</text:p>
              </table:table-cell>
              <table:table-cell office:value-type="float" office:value="-106.382136">
                <text:p>-106.382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7.653793">
                <text:p>177.653793</text:p>
              </table:table-cell>
              <table:table-cell office:value-type="float" office:value="-5.298442">
                <text:p>-5.298442</text:p>
              </table:table-cell>
              <table:table-cell office:value-type="float" office:value="-172.355316">
                <text:p>-172.355316</text:p>
              </table:table-cell>
              <table:table-cell office:value-type="float" office:value="117.993844">
                <text:p>117.993844</text:p>
              </table:table-cell>
              <table:table-cell office:value-type="float" office:value="-10.776545">
                <text:p>-10.776545</text:p>
              </table:table-cell>
              <table:table-cell office:value-type="float" office:value="-107.217242">
                <text:p>-107.217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.664001">
                <text:p>180.664001</text:p>
              </table:table-cell>
              <table:table-cell office:value-type="float" office:value="-5.155023">
                <text:p>-5.155023</text:p>
              </table:table-cell>
              <table:table-cell office:value-type="float" office:value="-175.508942">
                <text:p>-175.508942</text:p>
              </table:table-cell>
              <table:table-cell office:value-type="float" office:value="118.777222">
                <text:p>118.777222</text:p>
              </table:table-cell>
              <table:table-cell office:value-type="float" office:value="-10.706276">
                <text:p>-10.706276</text:p>
              </table:table-cell>
              <table:table-cell office:value-type="float" office:value="-108.070886">
                <text:p>-108.070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.619919">
                <text:p>183.619919</text:p>
              </table:table-cell>
              <table:table-cell office:value-type="float" office:value="-5.016639">
                <text:p>-5.016639</text:p>
              </table:table-cell>
              <table:table-cell office:value-type="float" office:value="-178.603241">
                <text:p>-178.603241</text:p>
              </table:table-cell>
              <table:table-cell office:value-type="float" office:value="119.577751">
                <text:p>119.577751</text:p>
              </table:table-cell>
              <table:table-cell office:value-type="float" office:value="-10.636034">
                <text:p>-10.636034</text:p>
              </table:table-cell>
              <table:table-cell office:value-type="float" office:value="-108.941659">
                <text:p>-108.941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.523483">
                <text:p>186.523483</text:p>
              </table:table-cell>
              <table:table-cell office:value-type="float" office:value="-4.88308">
                <text:p>-4.88308</text:p>
              </table:table-cell>
              <table:table-cell office:value-type="float" office:value="-181.640366">
                <text:p>-181.640366</text:p>
              </table:table-cell>
              <table:table-cell office:value-type="float" office:value="120.394162">
                <text:p>120.394162</text:p>
              </table:table-cell>
              <table:table-cell office:value-type="float" office:value="-10.565876">
                <text:p>-10.565876</text:p>
              </table:table-cell>
              <table:table-cell office:value-type="float" office:value="-109.828232">
                <text:p>-109.828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9.376526">
                <text:p>189.376526</text:p>
              </table:table-cell>
              <table:table-cell office:value-type="float" office:value="-4.754143">
                <text:p>-4.754143</text:p>
              </table:table-cell>
              <table:table-cell office:value-type="float" office:value="-184.622345">
                <text:p>-184.622345</text:p>
              </table:table-cell>
              <table:table-cell office:value-type="float" office:value="121.22528">
                <text:p>121.22528</text:p>
              </table:table-cell>
              <table:table-cell office:value-type="float" office:value="-10.495855">
                <text:p>-10.495855</text:p>
              </table:table-cell>
              <table:table-cell office:value-type="float" office:value="-110.729363">
                <text:p>-110.7293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2.180801">
                <text:p>192.180801</text:p>
              </table:table-cell>
              <table:table-cell office:value-type="float" office:value="-4.629635">
                <text:p>-4.629635</text:p>
              </table:table-cell>
              <table:table-cell office:value-type="float" office:value="-187.551117">
                <text:p>-187.551117</text:p>
              </table:table-cell>
              <table:table-cell office:value-type="float" office:value="122.069987">
                <text:p>122.069987</text:p>
              </table:table-cell>
              <table:table-cell office:value-type="float" office:value="-10.426019">
                <text:p>-10.426019</text:p>
              </table:table-cell>
              <table:table-cell office:value-type="float" office:value="-111.643903">
                <text:p>-111.6439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4.937943">
                <text:p>194.937943</text:p>
              </table:table-cell>
              <table:table-cell office:value-type="float" office:value="-4.509374">
                <text:p>-4.509374</text:p>
              </table:table-cell>
              <table:table-cell office:value-type="float" office:value="-190.428528">
                <text:p>-190.428528</text:p>
              </table:table-cell>
              <table:table-cell office:value-type="float" office:value="122.927252">
                <text:p>122.927252</text:p>
              </table:table-cell>
              <table:table-cell office:value-type="float" office:value="-10.356412">
                <text:p>-10.356412</text:p>
              </table:table-cell>
              <table:table-cell office:value-type="float" office:value="-112.570784">
                <text:p>-112.570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.649536">
                <text:p>189.649536</text:p>
              </table:table-cell>
              <table:table-cell office:value-type="float" office:value="3.606816">
                <text:p>3.606816</text:p>
              </table:table-cell>
              <table:table-cell office:value-type="float" office:value="-193.256317">
                <text:p>-193.256317</text:p>
              </table:table-cell>
              <table:table-cell office:value-type="float" office:value="123.703091">
                <text:p>123.703091</text:p>
              </table:table-cell>
              <table:table-cell office:value-type="float" office:value="-10.194049">
                <text:p>-10.194049</text:p>
              </table:table-cell>
              <table:table-cell office:value-type="float" office:value="-113.508982">
                <text:p>-113.508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.486328">
                <text:p>184.486328</text:p>
              </table:table-cell>
              <table:table-cell office:value-type="float" office:value="11.51355">
                <text:p>11.51355</text:p>
              </table:table-cell>
              <table:table-cell office:value-type="float" office:value="-195.999832">
                <text:p>-195.999832</text:p>
              </table:table-cell>
              <table:table-cell office:value-type="float" office:value="124.401749">
                <text:p>124.401749</text:p>
              </table:table-cell>
              <table:table-cell office:value-type="float" office:value="-9.944536">
                <text:p>-9.944536</text:p>
              </table:table-cell>
              <table:table-cell office:value-type="float" office:value="-114.457155">
                <text:p>-114.457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7.449646">
                <text:p>187.449646</text:p>
              </table:table-cell>
              <table:table-cell office:value-type="float" office:value="11.214846">
                <text:p>11.214846</text:p>
              </table:table-cell>
              <table:table-cell office:value-type="float" office:value="-198.664444">
                <text:p>-198.664444</text:p>
              </table:table-cell>
              <table:table-cell office:value-type="float" office:value="125.118197">
                <text:p>125.118197</text:p>
              </table:table-cell>
              <table:table-cell office:value-type="float" office:value="-9.704088">
                <text:p>-9.704088</text:p>
              </table:table-cell>
              <table:table-cell office:value-type="float" office:value="-115.414051">
                <text:p>-115.414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.360336">
                <text:p>190.360336</text:p>
              </table:table-cell>
              <table:table-cell office:value-type="float" office:value="10.926239">
                <text:p>10.926239</text:p>
              </table:table-cell>
              <table:table-cell office:value-type="float" office:value="-201.28653">
                <text:p>-201.28653</text:p>
              </table:table-cell>
              <table:table-cell office:value-type="float" office:value="125.851255">
                <text:p>125.851255</text:p>
              </table:table-cell>
              <table:table-cell office:value-type="float" office:value="-9.472287">
                <text:p>-9.472287</text:p>
              </table:table-cell>
              <table:table-cell office:value-type="float" office:value="-116.378906">
                <text:p>-116.37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3.2202">
                <text:p>193.2202</text:p>
              </table:table-cell>
              <table:table-cell office:value-type="float" office:value="10.647317">
                <text:p>10.647317</text:p>
              </table:table-cell>
              <table:table-cell office:value-type="float" office:value="-203.867477">
                <text:p>-203.867477</text:p>
              </table:table-cell>
              <table:table-cell office:value-type="float" office:value="126.599794">
                <text:p>126.599794</text:p>
              </table:table-cell>
              <table:table-cell office:value-type="float" office:value="-9.248736">
                <text:p>-9.248736</text:p>
              </table:table-cell>
              <table:table-cell office:value-type="float" office:value="-117.350998">
                <text:p>-117.350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.030945">
                <text:p>196.030945</text:p>
              </table:table-cell>
              <table:table-cell office:value-type="float" office:value="2.377687">
                <text:p>2.377687</text:p>
              </table:table-cell>
              <table:table-cell office:value-type="float" office:value="-198.408585">
                <text:p>-198.408585</text:p>
              </table:table-cell>
              <table:table-cell office:value-type="float" office:value="127.362777">
                <text:p>127.362777</text:p>
              </table:table-cell>
              <table:table-cell office:value-type="float" office:value="-9.120973">
                <text:p>-9.120973</text:p>
              </table:table-cell>
              <table:table-cell office:value-type="float" office:value="-118.241737">
                <text:p>-118.241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.755539">
                <text:p>198.755539</text:p>
              </table:table-cell>
              <table:table-cell office:value-type="float" office:value="2.31723">
                <text:p>2.31723</text:p>
              </table:table-cell>
              <table:table-cell office:value-type="float" office:value="-201.072723">
                <text:p>-201.072723</text:p>
              </table:table-cell>
              <table:table-cell office:value-type="float" office:value="128.138789">
                <text:p>128.138789</text:p>
              </table:table-cell>
              <table:table-cell office:value-type="float" office:value="-8.996645">
                <text:p>-8.996645</text:p>
              </table:table-cell>
              <table:table-cell office:value-type="float" office:value="-119.142069">
                <text:p>-119.1420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3.435593">
                <text:p>193.435593</text:p>
              </table:table-cell>
              <table:table-cell office:value-type="float" office:value="10.25878">
                <text:p>10.25878</text:p>
              </table:table-cell>
              <table:table-cell office:value-type="float" office:value="-203.694321">
                <text:p>-203.694321</text:p>
              </table:table-cell>
              <table:table-cell office:value-type="float" office:value="128.840904">
                <text:p>128.840904</text:p>
              </table:table-cell>
              <table:table-cell office:value-type="float" office:value="-8.789597">
                <text:p>-8.789597</text:p>
              </table:table-cell>
              <table:table-cell office:value-type="float" office:value="-120.051233">
                <text:p>-120.05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6.240829">
                <text:p>196.240829</text:p>
              </table:table-cell>
              <table:table-cell office:value-type="float" office:value="9.999002">
                <text:p>9.999002</text:p>
              </table:table-cell>
              <table:table-cell office:value-type="float" office:value="-206.239792">
                <text:p>-206.239792</text:p>
              </table:table-cell>
              <table:table-cell office:value-type="float" office:value="129.557929">
                <text:p>129.557929</text:p>
              </table:table-cell>
              <table:table-cell office:value-type="float" office:value="-8.589718">
                <text:p>-8.589718</text:p>
              </table:table-cell>
              <table:table-cell office:value-type="float" office:value="-120.968137">
                <text:p>-120.968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.998749">
                <text:p>190.998749</text:p>
              </table:table-cell>
              <table:table-cell office:value-type="float" office:value="17.747816">
                <text:p>17.747816</text:p>
              </table:table-cell>
              <table:table-cell office:value-type="float" office:value="-208.746536">
                <text:p>-208.746536</text:p>
              </table:table-cell>
              <table:table-cell office:value-type="float" office:value="130.204677">
                <text:p>130.204677</text:p>
              </table:table-cell>
              <table:table-cell office:value-type="float" office:value="-8.312481">
                <text:p>-8.312481</text:p>
              </table:table-cell>
              <table:table-cell office:value-type="float" office:value="-121.892116">
                <text:p>-121.892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.882751">
                <text:p>193.882751</text:p>
              </table:table-cell>
              <table:table-cell office:value-type="float" office:value="17.300257">
                <text:p>17.300257</text:p>
              </table:table-cell>
              <table:table-cell office:value-type="float" office:value="-211.182983">
                <text:p>-211.182983</text:p>
              </table:table-cell>
              <table:table-cell office:value-type="float" office:value="130.867991">
                <text:p>130.867991</text:p>
              </table:table-cell>
              <table:table-cell office:value-type="float" office:value="-8.045682">
                <text:p>-8.045682</text:p>
              </table:table-cell>
              <table:table-cell office:value-type="float" office:value="-122.822225">
                <text:p>-122.822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.71666">
                <text:p>196.71666</text:p>
              </table:table-cell>
              <table:table-cell office:value-type="float" office:value="16.867434">
                <text:p>16.867434</text:p>
              </table:table-cell>
              <table:table-cell office:value-type="float" office:value="-213.584076">
                <text:p>-213.584076</text:p>
              </table:table-cell>
              <table:table-cell office:value-type="float" office:value="131.546845">
                <text:p>131.546845</text:p>
              </table:table-cell>
              <table:table-cell office:value-type="float" office:value="-7.788846">
                <text:p>-7.788846</text:p>
              </table:table-cell>
              <table:table-cell office:value-type="float" office:value="-123.757913">
                <text:p>-123.757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.502136">
                <text:p>199.502136</text:p>
              </table:table-cell>
              <table:table-cell office:value-type="float" office:value="8.448761">
                <text:p>8.448761</text:p>
              </table:table-cell>
              <table:table-cell office:value-type="float" office:value="-207.950882">
                <text:p>-207.950882</text:p>
              </table:table-cell>
              <table:table-cell office:value-type="float" office:value="132.240264">
                <text:p>132.240264</text:p>
              </table:table-cell>
              <table:table-cell office:value-type="float" office:value="-7.623156">
                <text:p>-7.623156</text:p>
              </table:table-cell>
              <table:table-cell office:value-type="float" office:value="-124.617028">
                <text:p>-124.617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2.199768">
                <text:p>202.199768</text:p>
              </table:table-cell>
              <table:table-cell office:value-type="float" office:value="8.238097">
                <text:p>8.238097</text:p>
              </table:table-cell>
              <table:table-cell office:value-type="float" office:value="-210.437851">
                <text:p>-210.437851</text:p>
              </table:table-cell>
              <table:table-cell office:value-type="float" office:value="132.94693">
                <text:p>132.94693</text:p>
              </table:table-cell>
              <table:table-cell office:value-type="float" office:value="-7.462942">
                <text:p>-7.462942</text:p>
              </table:table-cell>
              <table:table-cell office:value-type="float" office:value="-125.483902">
                <text:p>-125.4839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.853592">
                <text:p>204.853592</text:p>
              </table:table-cell>
              <table:table-cell office:value-type="float" office:value="8.034303">
                <text:p>8.034303</text:p>
              </table:table-cell>
              <table:table-cell office:value-type="float" office:value="-212.887878">
                <text:p>-212.887878</text:p>
              </table:table-cell>
              <table:table-cell office:value-type="float" office:value="132.349824">
                <text:p>132.349824</text:p>
              </table:table-cell>
              <table:table-cell office:value-type="float" office:value="-7.234086">
                <text:p>-7.234086</text:p>
              </table:table-cell>
              <table:table-cell office:value-type="float" office:value="-125.115645">
                <text:p>-125.115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